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8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60"/>
    <style:style style:name="ce5" style:family="table-cell" style:parent-style-name="Default" style:data-style-name="N3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1" fo:font-weight="bold" style:font-name-asian="WenQuanYi Zen Hei Sharp" style:font-weight-asian="bold" style:font-name-complex="Lohit Devanagari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107"/>
    <style:style style:name="ce11" style:family="table-cell" style:parent-style-name="Default" style:data-style-name="N110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5.495cm" svg:height="2.943cm" svg:x="0.216cm" svg:y="1.57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ΦM</text:p>
          </table:table-cell>
          <table:table-cell table:style-name="ce4" office:value-type="float" office:value="8000000">
            <text:p>8,00E+00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lock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ne length</text:p>
          </table:table-cell>
          <table:table-cell office:value-type="float" office:value="1024">
            <text:p>1024</text:p>
          </table:table-cell>
          <table:table-cell/>
          <table:table-cell table:style-name="ce7" office:value-type="string">
            <text:p>k</text:p>
          </table:table-cell>
          <table:table-cell table:formula="of:=2^([.B2]-1)/144/2^20" office:value-type="float" office:value="0.0000000529819064670139">
            <text:p>0,00000005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F number</text:p>
          </table:table-cell>
          <table:table-cell table:style-name="ce8" office:value-type="string">
            <text:p>ΦM/Freq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C#</text:p>
          </table:table-cell>
          <table:table-cell table:style-name="ce5" office:value-type="float" office:value="277.2">
            <text:p>277</text:p>
          </table:table-cell>
          <table:table-cell table:style-name="ce6" table:formula="of:=144*[.B14]*2^20/[.$B$1]/2^([.$B$2]-1)" office:value-type="float" office:value="653.9968512">
            <text:p>654,0</text:p>
          </table:table-cell>
          <table:table-cell table:style-name="ce5" table:formula="of:=[.$B$1]/[.B14]" office:value-type="float" office:value="28860.0288600289">
            <text:p>28.860</text:p>
          </table:table-cell>
          <table:table-cell table:number-columns-repeated="1020"/>
        </table:table-row>
        <table:table-row table:style-name="ro1">
          <table:table-cell office:value-type="string">
            <text:p>D</text:p>
          </table:table-cell>
          <table:table-cell table:style-name="ce5" office:value-type="float" office:value="293.7">
            <text:p>294</text:p>
          </table:table-cell>
          <table:table-cell table:style-name="ce6" table:formula="of:=144*[.B15]*2^20/[.$B$1]/2^([.$B$2]-1)" office:value-type="float" office:value="692.9252352">
            <text:p>692,9</text:p>
          </table:table-cell>
          <table:table-cell table:style-name="ce5" table:formula="of:=[.$B$1]/[.B15]" office:value-type="float" office:value="27238.6789240722">
            <text:p>27.239</text:p>
          </table:table-cell>
          <table:table-cell table:number-columns-repeated="1020"/>
        </table:table-row>
        <table:table-row table:style-name="ro1">
          <table:table-cell office:value-type="string">
            <text:p>D#</text:p>
          </table:table-cell>
          <table:table-cell table:style-name="ce5" office:value-type="float" office:value="311.1">
            <text:p>311</text:p>
          </table:table-cell>
          <table:table-cell table:style-name="ce6" table:formula="of:=144*[.B16]*2^20/[.$B$1]/2^([.$B$2]-1)" office:value-type="float" office:value="733.9769856">
            <text:p>734,0</text:p>
          </table:table-cell>
          <table:table-cell table:style-name="ce5" table:formula="of:=[.$B$1]/[.B16]" office:value-type="float" office:value="25715.2041144327">
            <text:p>25.715</text:p>
          </table:table-cell>
          <table:table-cell table:number-columns-repeated="1020"/>
        </table:table-row>
        <table:table-row table:style-name="ro1">
          <table:table-cell office:value-type="string">
            <text:p>E</text:p>
          </table:table-cell>
          <table:table-cell table:style-name="ce5" office:value-type="float" office:value="329.6">
            <text:p>330</text:p>
          </table:table-cell>
          <table:table-cell table:style-name="ce6" table:formula="of:=144*[.B17]*2^20/[.$B$1]/2^([.$B$2]-1)" office:value-type="float" office:value="777.6239616">
            <text:p>777,6</text:p>
          </table:table-cell>
          <table:table-cell table:style-name="ce5" table:formula="of:=[.$B$1]/[.B17]" office:value-type="float" office:value="24271.8446601942">
            <text:p>24.272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table:style-name="ce5" office:value-type="float" office:value="349.2">
            <text:p>349</text:p>
          </table:table-cell>
          <table:table-cell table:style-name="ce6" table:formula="of:=144*[.B18]*2^20/[.$B$1]/2^([.$B$2]-1)" office:value-type="float" office:value="823.8661632">
            <text:p>823,9</text:p>
          </table:table-cell>
          <table:table-cell table:style-name="ce5" table:formula="of:=[.$B$1]/[.B18]" office:value-type="float" office:value="22909.5074455899">
            <text:p>22.910</text:p>
          </table:table-cell>
          <table:table-cell table:number-columns-repeated="1020"/>
        </table:table-row>
        <table:table-row table:style-name="ro1">
          <table:table-cell office:value-type="string">
            <text:p>F#</text:p>
          </table:table-cell>
          <table:table-cell table:style-name="ce5" office:value-type="float" office:value="370">
            <text:p>370</text:p>
          </table:table-cell>
          <table:table-cell table:style-name="ce6" table:formula="of:=144*[.B19]*2^20/[.$B$1]/2^([.$B$2]-1)" office:value-type="float" office:value="872.93952">
            <text:p>872,9</text:p>
          </table:table-cell>
          <table:table-cell table:style-name="ce5" table:formula="of:=[.$B$1]/[.B19]" office:value-type="float" office:value="21621.6216216216">
            <text:p>21.622</text:p>
          </table:table-cell>
          <table:table-cell table:number-columns-repeated="1020"/>
        </table:table-row>
        <table:table-row table:style-name="ro1">
          <table:table-cell office:value-type="string">
            <text:p>G</text:p>
          </table:table-cell>
          <table:table-cell table:style-name="ce5" office:value-type="float" office:value="392">
            <text:p>392</text:p>
          </table:table-cell>
          <table:table-cell table:style-name="ce6" table:formula="of:=144*[.B20]*2^20/[.$B$1]/2^([.$B$2]-1)" office:value-type="float" office:value="924.844032">
            <text:p>924,8</text:p>
          </table:table-cell>
          <table:table-cell table:style-name="ce5" table:formula="of:=[.$B$1]/[.B20]" office:value-type="float" office:value="20408.1632653061">
            <text:p>20.408</text:p>
          </table:table-cell>
          <table:table-cell table:number-columns-repeated="1020"/>
        </table:table-row>
        <table:table-row table:style-name="ro1">
          <table:table-cell office:value-type="string">
            <text:p>G#</text:p>
          </table:table-cell>
          <table:table-cell table:style-name="ce5" office:value-type="float" office:value="415.3">
            <text:p>415</text:p>
          </table:table-cell>
          <table:table-cell table:style-name="ce6" table:formula="of:=144*[.B21]*2^20/[.$B$1]/2^([.$B$2]-1)" office:value-type="float" office:value="979.8156288">
            <text:p>979,8</text:p>
          </table:table-cell>
          <table:table-cell table:style-name="ce5" table:formula="of:=[.$B$1]/[.B21]" office:value-type="float" office:value="19263.1832410306">
            <text:p>19.263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5" office:value-type="float" office:value="440">
            <text:p>440</text:p>
          </table:table-cell>
          <table:table-cell table:style-name="ce6" table:formula="of:=144*[.B22]*2^20/[.$B$1]/2^([.$B$2]-1)" office:value-type="float" office:value="1038.09024">
            <text:p>1.038,1</text:p>
          </table:table-cell>
          <table:table-cell table:style-name="ce5" table:formula="of:=[.$B$1]/[.B22]" office:value-type="float" office:value="18181.8181818182">
            <text:p>18.182</text:p>
          </table:table-cell>
          <table:table-cell table:number-columns-repeated="1020"/>
        </table:table-row>
        <table:table-row table:style-name="ro1">
          <table:table-cell office:value-type="string">
            <text:p>A#</text:p>
          </table:table-cell>
          <table:table-cell table:style-name="ce5" office:value-type="float" office:value="466.2">
            <text:p>466</text:p>
          </table:table-cell>
          <table:table-cell table:style-name="ce6" table:formula="of:=144*[.B23]*2^20/[.$B$1]/2^([.$B$2]-1)" office:value-type="float" office:value="1099.9037952">
            <text:p>1.099,9</text:p>
          </table:table-cell>
          <table:table-cell table:style-name="ce5" table:formula="of:=[.$B$1]/[.B23]" office:value-type="float" office:value="17160.0171600172">
            <text:p>17.160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table:style-name="ce5" office:value-type="float" office:value="493.9">
            <text:p>494</text:p>
          </table:table-cell>
          <table:table-cell table:style-name="ce6" table:formula="of:=144*[.B24]*2^20/[.$B$1]/2^([.$B$2]-1)" office:value-type="float" office:value="1165.2562944">
            <text:p>1.165,3</text:p>
          </table:table-cell>
          <table:table-cell table:style-name="ce5" table:formula="of:=[.$B$1]/[.B24]" office:value-type="float" office:value="16197.6108523993">
            <text:p>16.198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523.3">
            <text:p>523</text:p>
          </table:table-cell>
          <table:table-cell table:style-name="ce6" table:formula="of:=144*[.B25]*2^20/[.$B$1]/2^([.$B$2]-1)" office:value-type="float" office:value="1234.6195968">
            <text:p>1.234,6</text:p>
          </table:table-cell>
          <table:table-cell table:style-name="ce5" table:formula="of:=[.$B$1]/[.B25]" office:value-type="float" office:value="15287.5979361743">
            <text:p>15.288</text:p>
          </table:table-cell>
          <table:table-cell table:number-columns-repeated="1020"/>
        </table:table-row>
        <table:table-row table:style-name="ro1">
          <table:table-cell office:value-type="string">
            <text:p>C 8</text:p>
          </table:table-cell>
          <table:table-cell table:style-name="ce5" table:formula="of:=[.B25]*2*2*2*2" office:value-type="float" office:value="8372.8">
            <text:p>8.373</text:p>
          </table:table-cell>
          <table:table-cell/>
          <table:table-cell table:style-name="ce5" table:formula="of:=[.$B$1]/[.B26]" office:value-type="float" office:value="955.474871010892">
            <text:p>955</text:p>
          </table:table-cell>
          <table:table-cell table:number-columns-repeated="1020"/>
        </table:table-row>
        <table:table-row table:style-name="ro1">
          <table:table-cell office:value-type="string">
            <text:p>C 8 x 15</text:p>
          </table:table-cell>
          <table:table-cell table:style-name="ce5" table:formula="of:=[.B26]*15" office:value-type="float" office:value="125592">
            <text:p>125.592</text:p>
          </table:table-cell>
          <table:table-cell/>
          <table:table-cell table:style-name="ce5" table:formula="of:=[.$B$1]/[.B27]" office:value-type="float" office:value="63.6983247340595">
            <text:p>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Step</text:p>
          </table:table-cell>
          <table:table-cell/>
          <table:table-cell office:value-type="string">
            <text:p>Freq</text:p>
          </table:table-cell>
          <table:table-cell table:number-columns-repeated="1021"/>
        </table:table-row>
        <table:table-row table:style-name="ro1">
          <table:table-cell table:formula="of:=1038*8/2^10" office:value-type="float" office:value="8.109375">
            <text:p>8,109375</text:p>
          </table:table-cell>
          <table:table-cell/>
          <table:table-cell table:style-name="ce5" table:formula="of:=[.$B$1]/([.$B$3]/[.A31])/144" office:value-type="float" office:value="439.961751302083">
            <text:p>44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5" table:formula="of:=[.$B$1]/([.$B$3]/[.A32])/144" office:value-type="float" office:value="108.506944444444">
            <text:p>109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5" table:formula="of:=[.$B$1]/([.$B$3]/[.A33])/144" office:value-type="float" office:value="162.760416666667">
            <text:p>16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/>
          <table:table-cell table:style-name="ce5" table:formula="of:=[.$B$1]/([.$B$3]/[.A34])/144" office:value-type="float" office:value="217.013888888889">
            <text:p>21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5" table:formula="of:=[.$B$1]/([.$B$3]/[.A35])/144" office:value-type="float" office:value="271.267361111111">
            <text:p>27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5" table:formula="of:=[.$B$1]/([.$B$3]/[.A36])/144" office:value-type="float" office:value="325.520833333333">
            <text:p>32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5" table:formula="of:=[.$B$1]/([.$B$3]/[.A37])/144" office:value-type="float" office:value="542.534722222222">
            <text:p>543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5" table:formula="of:=[.$B$1]/([.$B$3]/[.A38])/144" office:value-type="float" office:value="5425.34722222222">
            <text:p>5.425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style-name="ce5" table:formula="of:=[.$B$1]/([.$B$3]/[.A39])/144" office:value-type="float" office:value="8355.03472222222">
            <text:p>8.355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style-name="ce5" table:formula="of:=[.$B$1]/([.$B$3]/[.A40])/144" office:value-type="float" office:value="21701.3888888889">
            <text:p>21.701</text:p>
          </table:table-cell>
          <table:table-cell table:number-columns-repeated="1021"/>
        </table:table-row>
      </table:table>
      <table:table table:name="MAME table" table:style-name="ta1">
        <table:shapes>
          <draw:frame draw:z-index="0" draw:style-name="gr2" svg:width="15.999cm" svg:height="8.999cm" svg:x="4.541cm" svg:y="1.282cm">
            <draw:object draw:notify-on-update-of-ranges="'MAME table'.A2:'MAME table'.A1025 'MAME table'.B2:'MAME table'.B10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2" office:value-type="string">
            <text:p>sin_tab</text:p>
          </table:table-cell>
          <table:table-cell table:style-name="ce2" office:value-type="string">
            <text:p>tl_tab[sin_tab]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032">
            <text:p>603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64">
            <text:p>606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68">
            <text:p>666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76">
            <text:p>677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88">
            <text:p>688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96">
            <text:p>70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56">
            <text:p>71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176">
            <text:p>717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32">
            <text:p>73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12">
            <text:p>74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32">
            <text:p>743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72">
            <text:p>74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72">
            <text:p>757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92">
            <text:p>759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20">
            <text:p>77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24">
            <text:p>78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64">
            <text:p>78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04">
            <text:p>81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60">
            <text:p>80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6">
            <text:p>80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32">
            <text:p>793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88">
            <text:p>788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64">
            <text:p>78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24">
            <text:p>78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80">
            <text:p>778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20">
            <text:p>772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76">
            <text:p>76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92">
            <text:p>75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72">
            <text:p>757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52">
            <text:p>755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492">
            <text:p>749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72">
            <text:p>747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52">
            <text:p>74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32">
            <text:p>743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12">
            <text:p>74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72">
            <text:p>737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32">
            <text:p>733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176">
            <text:p>717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56">
            <text:p>715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116">
            <text:p>711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096">
            <text:p>709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88">
            <text:p>68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776">
            <text:p>67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668">
            <text:p>666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064">
            <text:p>606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032">
            <text:p>603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04">
            <text:p>480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4432">
            <text:p>443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312">
            <text:p>431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2">
            <text:p>392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06">
            <text:p>360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20">
            <text:p>352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960">
            <text:p>296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442">
            <text:p>2442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-25">
            <text:p>-2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-476">
            <text:p>-476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-526">
            <text:p>-52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577">
            <text:p>-577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625">
            <text:p>-625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-676">
            <text:p>-67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-726">
            <text:p>-726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-777">
            <text:p>-777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-827">
            <text:p>-827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-875">
            <text:p>-87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-926">
            <text:p>-926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-975">
            <text:p>-97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-1024">
            <text:p>-1024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-1075">
            <text:p>-1075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-1126">
            <text:p>-1126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1172">
            <text:p>-117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1224">
            <text:p>-122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1272">
            <text:p>-127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324">
            <text:p>-1324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1372">
            <text:p>-137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1421">
            <text:p>-1421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1472">
            <text:p>-1472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1520">
            <text:p>-152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1571">
            <text:p>-1571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1618">
            <text:p>-1618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1667">
            <text:p>-166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1717">
            <text:p>-171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1765">
            <text:p>-176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1813">
            <text:p>-1813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1863">
            <text:p>-1863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1914">
            <text:p>-1914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1961">
            <text:p>-196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2010">
            <text:p>-201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2060">
            <text:p>-206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2104">
            <text:p>-210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2156">
            <text:p>-2156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2204">
            <text:p>-2204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2252">
            <text:p>-2252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2300">
            <text:p>-230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2344">
            <text:p>-234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2396">
            <text:p>-2396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2442">
            <text:p>-244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2488">
            <text:p>-248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2536">
            <text:p>-2536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584">
            <text:p>-258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2634">
            <text:p>-2634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2684">
            <text:p>-268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2728">
            <text:p>-2728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2774">
            <text:p>-277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2826">
            <text:p>-282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2872">
            <text:p>-2872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2920">
            <text:p>-292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2960">
            <text:p>-296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008">
            <text:p>-3008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058">
            <text:p>-3058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100">
            <text:p>-310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150">
            <text:p>-315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192">
            <text:p>-319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246">
            <text:p>-324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290">
            <text:p>-329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34">
            <text:p>-333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80">
            <text:p>-338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426">
            <text:p>-342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472">
            <text:p>-347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520">
            <text:p>-352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558">
            <text:p>-355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606">
            <text:p>-360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656">
            <text:p>-365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696">
            <text:p>-369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736">
            <text:p>-373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786">
            <text:p>-378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828">
            <text:p>-382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870">
            <text:p>-387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922">
            <text:p>-392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966">
            <text:p>-396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4008">
            <text:p>-4008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4052">
            <text:p>-405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4096">
            <text:p>-409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4140">
            <text:p>-414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4176">
            <text:p>-417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4220">
            <text:p>-422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264">
            <text:p>-426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4312">
            <text:p>-431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4348">
            <text:p>-434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4396">
            <text:p>-439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4432">
            <text:p>-443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480">
            <text:p>-448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4516">
            <text:p>-451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4564">
            <text:p>-456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4600">
            <text:p>-46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4640">
            <text:p>-464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4688">
            <text:p>-468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4728">
            <text:p>-472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4768">
            <text:p>-476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804">
            <text:p>-480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4844">
            <text:p>-484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4884">
            <text:p>-48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4924">
            <text:p>-492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4964">
            <text:p>-496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5004">
            <text:p>-500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5044">
            <text:p>-504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5088">
            <text:p>-508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5128">
            <text:p>-512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5168">
            <text:p>-516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5200">
            <text:p>-52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5240">
            <text:p>-524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5284">
            <text:p>-528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5312">
            <text:p>-531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5356">
            <text:p>-535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5400">
            <text:p>-54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5428">
            <text:p>-542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5472">
            <text:p>-547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5504">
            <text:p>-550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5548">
            <text:p>-554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5576">
            <text:p>-55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5624">
            <text:p>-562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652">
            <text:p>-565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5684">
            <text:p>-56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5732">
            <text:p>-573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5760">
            <text:p>-576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5792">
            <text:p>-579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5824">
            <text:p>-582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5872">
            <text:p>-587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5904">
            <text:p>-59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5936">
            <text:p>-593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5968">
            <text:p>-596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6000">
            <text:p>-6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6032">
            <text:p>-603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6064">
            <text:p>-606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6100">
            <text:p>-61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6132">
            <text:p>-613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6164">
            <text:p>-616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6200">
            <text:p>-62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6232">
            <text:p>-623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6264">
            <text:p>-62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300">
            <text:p>-63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6336">
            <text:p>-633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6368">
            <text:p>-636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6384">
            <text:p>-638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6420">
            <text:p>-642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6456">
            <text:p>-645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6492">
            <text:p>-649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6524">
            <text:p>-65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6544">
            <text:p>-654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580">
            <text:p>-658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6616">
            <text:p>-66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6632">
            <text:p>-663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6668">
            <text:p>-666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6688">
            <text:p>-668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6724">
            <text:p>-672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6760">
            <text:p>-676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6776">
            <text:p>-677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6816">
            <text:p>-68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6832">
            <text:p>-683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6868">
            <text:p>-686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6888">
            <text:p>-688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6908">
            <text:p>-690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6944">
            <text:p>-694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964">
            <text:p>-696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7000">
            <text:p>-7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7020">
            <text:p>-70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040">
            <text:p>-704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76">
            <text:p>-707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096">
            <text:p>-709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16">
            <text:p>-71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156">
            <text:p>-715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76">
            <text:p>-71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192">
            <text:p>-719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212">
            <text:p>-72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232">
            <text:p>-723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272">
            <text:p>-727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292">
            <text:p>-729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312">
            <text:p>-73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332">
            <text:p>-733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352">
            <text:p>-73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372">
            <text:p>-737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392">
            <text:p>-739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412">
            <text:p>-74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432">
            <text:p>-743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452">
            <text:p>-745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472">
            <text:p>-74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492">
            <text:p>-749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512">
            <text:p>-7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532">
            <text:p>-753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552">
            <text:p>-755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572">
            <text:p>-757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592">
            <text:p>-759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616">
            <text:p>-76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36">
            <text:p>-763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656">
            <text:p>-765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696">
            <text:p>-769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720">
            <text:p>-772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760">
            <text:p>-776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780">
            <text:p>-77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24">
            <text:p>-782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864">
            <text:p>-78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932">
            <text:p>-79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168">
            <text:p>-81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8148">
            <text:p>-8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124">
            <text:p>-81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104">
            <text:p>-81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8080">
            <text:p>-80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060">
            <text:p>-80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040">
            <text:p>-80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016">
            <text:p>-80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7996">
            <text:p>-799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7972">
            <text:p>-797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7952">
            <text:p>-795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7932">
            <text:p>-793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908">
            <text:p>-79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7888">
            <text:p>-78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7864">
            <text:p>-786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7844">
            <text:p>-784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7824">
            <text:p>-78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804">
            <text:p>-780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7780">
            <text:p>-778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7760">
            <text:p>-776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7740">
            <text:p>-774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7720">
            <text:p>-77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696">
            <text:p>-769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676">
            <text:p>-76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656">
            <text:p>-76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36">
            <text:p>-763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616">
            <text:p>-76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592">
            <text:p>-759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7572">
            <text:p>-757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7552">
            <text:p>-75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7532">
            <text:p>-753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7512">
            <text:p>-7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7492">
            <text:p>-74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7472">
            <text:p>-74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7452">
            <text:p>-745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7432">
            <text:p>-74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7412">
            <text:p>-74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7392">
            <text:p>-739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7372">
            <text:p>-737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7352">
            <text:p>-735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7332">
            <text:p>-73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7312">
            <text:p>-73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7292">
            <text:p>-729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272">
            <text:p>-727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7232">
            <text:p>-72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7212">
            <text:p>-72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7192">
            <text:p>-719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76">
            <text:p>-717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156">
            <text:p>-715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7116">
            <text:p>-71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7096">
            <text:p>-70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7076">
            <text:p>-707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7040">
            <text:p>-70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7020">
            <text:p>-702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7000">
            <text:p>-7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964">
            <text:p>-696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6944">
            <text:p>-694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6908">
            <text:p>-69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6888">
            <text:p>-688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6868">
            <text:p>-686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6832">
            <text:p>-683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6816">
            <text:p>-68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6776">
            <text:p>-677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6760">
            <text:p>-676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6724">
            <text:p>-672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6688">
            <text:p>-668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6668">
            <text:p>-66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6632">
            <text:p>-663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6616">
            <text:p>-66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6580">
            <text:p>-658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6544">
            <text:p>-654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6524">
            <text:p>-65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6492">
            <text:p>-649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6456">
            <text:p>-645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6420">
            <text:p>-642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6384">
            <text:p>-6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6368">
            <text:p>-636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6336">
            <text:p>-633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6300">
            <text:p>-63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6264">
            <text:p>-626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6232">
            <text:p>-623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6200">
            <text:p>-62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6164">
            <text:p>-616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6132">
            <text:p>-613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6100">
            <text:p>-61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6064">
            <text:p>-606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6032">
            <text:p>-603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6000">
            <text:p>-6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5968">
            <text:p>-596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5936">
            <text:p>-593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5904">
            <text:p>-590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5872">
            <text:p>-587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5824">
            <text:p>-582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5792">
            <text:p>-579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5760">
            <text:p>-576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5732">
            <text:p>-573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5684">
            <text:p>-56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652">
            <text:p>-565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5624">
            <text:p>-562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5576">
            <text:p>-557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5548">
            <text:p>-554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5504">
            <text:p>-55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5472">
            <text:p>-547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5428">
            <text:p>-542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5400">
            <text:p>-54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5356">
            <text:p>-535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5312">
            <text:p>-5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5284">
            <text:p>-528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5240">
            <text:p>-524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5200">
            <text:p>-52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5168">
            <text:p>-516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5128">
            <text:p>-512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5088">
            <text:p>-508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5044">
            <text:p>-504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5004">
            <text:p>-500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4964">
            <text:p>-496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4924">
            <text:p>-492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4884">
            <text:p>-488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4844">
            <text:p>-484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804">
            <text:p>-480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4768">
            <text:p>-476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4728">
            <text:p>-4728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4688">
            <text:p>-468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4640">
            <text:p>-464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4600">
            <text:p>-46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4564">
            <text:p>-456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4516">
            <text:p>-451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4480">
            <text:p>-448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4432">
            <text:p>-443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4396">
            <text:p>-439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4348">
            <text:p>-434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4312">
            <text:p>-431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264">
            <text:p>-426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4220">
            <text:p>-422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4176">
            <text:p>-417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4140">
            <text:p>-414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4096">
            <text:p>-409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4052">
            <text:p>-405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4008">
            <text:p>-400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3966">
            <text:p>-396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3922">
            <text:p>-39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3870">
            <text:p>-387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3828">
            <text:p>-382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3786">
            <text:p>-378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736">
            <text:p>-373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3696">
            <text:p>-3696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3656">
            <text:p>-3656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3606">
            <text:p>-360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3558">
            <text:p>-355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3520">
            <text:p>-352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472">
            <text:p>-3472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3426">
            <text:p>-3426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80">
            <text:p>-338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3334">
            <text:p>-3334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290">
            <text:p>-329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246">
            <text:p>-324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3192">
            <text:p>-319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3150">
            <text:p>-315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-3100">
            <text:p>-310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3058">
            <text:p>-305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3008">
            <text:p>-300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2960">
            <text:p>-296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-2920">
            <text:p>-292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-2872">
            <text:p>-287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2826">
            <text:p>-2826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2774">
            <text:p>-277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2728">
            <text:p>-2728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-2684">
            <text:p>-268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-2634">
            <text:p>-2634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584">
            <text:p>-2584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-2536">
            <text:p>-2536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2488">
            <text:p>-2488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2442">
            <text:p>-2442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2396">
            <text:p>-239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-2344">
            <text:p>-2344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-2300">
            <text:p>-230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-2252">
            <text:p>-225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-2204">
            <text:p>-2204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-2156">
            <text:p>-2156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2104">
            <text:p>-2104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-2060">
            <text:p>-2060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-2010">
            <text:p>-201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-1961">
            <text:p>-1961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-1914">
            <text:p>-1914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-1863">
            <text:p>-1863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-1813">
            <text:p>-181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-1765">
            <text:p>-1765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-1717">
            <text:p>-1717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-1667">
            <text:p>-1667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-1618">
            <text:p>-1618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-1571">
            <text:p>-1571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-1520">
            <text:p>-152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-1472">
            <text:p>-147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-1421">
            <text:p>-1421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-1372">
            <text:p>-1372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-1324">
            <text:p>-132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-1272">
            <text:p>-127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-1224">
            <text:p>-122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-1172">
            <text:p>-1172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-1126">
            <text:p>-1126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-1075">
            <text:p>-107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-1024">
            <text:p>-1024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-975">
            <text:p>-97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-926">
            <text:p>-92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-875">
            <text:p>-875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-827">
            <text:p>-827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-777">
            <text:p>-777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-726">
            <text:p>-726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-676">
            <text:p>-676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625">
            <text:p>-625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577">
            <text:p>-577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-526">
            <text:p>-526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-476">
            <text:p>-47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-426">
            <text:p>-426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-376">
            <text:p>-376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-325">
            <text:p>-325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-275">
            <text:p>-275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-225">
            <text:p>-22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-175">
            <text:p>-17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-125">
            <text:p>-125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-75">
            <text:p>-75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-25">
            <text:p>-2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formula="of:=MIN([.A2:.A1025])" office:value-type="float" office:value="0">
            <text:p>0</text:p>
          </table:table-cell>
          <table:table-cell table:formula="of:=MIN([.B2:.B1025])" office:value-type="float" office:value="-8168">
            <text:p>-8168</text:p>
          </table:table-cell>
        </table:table-row>
        <table:table-row table:style-name="ro1">
          <table:table-cell table:formula="of:=MAX([.A2:.A1025])" office:value-type="float" office:value="4275">
            <text:p>4275</text:p>
          </table:table-cell>
          <table:table-cell table:formula="of:=MAX([.B2:.B1025])" office:value-type="float" office:value="8168">
            <text:p>81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LOG([.A1028])/LOG(2)" office:value-type="float" office:value="12.0617087046606">
            <text:p>12,0617087047</text:p>
          </table:table-cell>
          <table:table-cell table:formula="of:=LOG([.B1028])/LOG(2)" office:value-type="float" office:value="12.9957671508778">
            <text:p>12,9957671509</text:p>
          </table:table-cell>
        </table:table-row>
        <table:table-row table:style-name="ro1">
          <table:table-cell table:formula="of:=2^13" office:value-type="float" office:value="8192">
            <text:p>8192</text:p>
          </table:table-cell>
          <table:table-cell table:formula="of:=2^12" office:value-type="float" office:value="4096">
            <text:p>4096</text:p>
          </table:table-cell>
        </table:table-row>
      </table:table>
      <table:table table:name="Easy table" table:style-name="ta1">
        <table:table-column table:style-name="co1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1017" table:default-cell-style-name="Default"/>
        <table:table-row table:style-name="ro3">
          <table:table-cell table:style-name="ce2" office:value-type="string">
            <text:p>Phase * pi</text:p>
          </table:table-cell>
          <table:table-cell table:style-name="ce2" office:value-type="string">
            <text:p>sin</text:p>
          </table:table-cell>
          <table:table-cell table:style-name="ce2" office:value-type="string">
            <text:p>abs(sin)</text:p>
          </table:table-cell>
          <table:table-cell table:style-name="ce2" office:value-type="string">
            <text:p>log2 1/x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loor</text:p>
          </table:table-cell>
          <table:table-cell table:style-name="ce2" office:value-type="float" office:value="16">
            <text:p>16</text:p>
          </table:table-cell>
          <table:table-cell table:style-name="ce11" office:value-type="float" office:value="128">
            <text:p>x <text:s/>128</text:p>
          </table:table-cell>
          <table:table-cell table:style-name="ce11" table:formula="of:=2^16-1" office:value-type="float" office:value="65535">
            <text:p>x <text:s/>65535</text:p>
          </table:table-cell>
          <table:table-cell table:style-name="ce2" table:number-columns-repeated="1015"/>
        </table:table-row>
        <table:table-row table:style-name="ro1">
          <table:table-cell office:value-type="float" office:value="0.001">
            <text:p>0,001</text:p>
          </table:table-cell>
          <table:table-cell table:style-name="ce9" table:formula="of:=SIN([.A2]*PI())" office:value-type="float" office:value="0.00314158748587956">
            <text:p>0,003</text:p>
          </table:table-cell>
          <table:table-cell table:style-name="ce9" table:formula="of:=ABS([.B2])" office:value-type="float" office:value="0.00314158748587956">
            <text:p>0,003</text:p>
          </table:table-cell>
          <table:table-cell table:formula="of:=LOG(1/[.C2];2)" office:value-type="float" office:value="8.31429052832877">
            <text:p>8,3142905283</text:p>
          </table:table-cell>
          <table:table-cell table:formula="of:=[.D2]*[.$E$1]" office:value-type="float" office:value="66.5143242266302">
            <text:p>66,5143242266</text:p>
          </table:table-cell>
          <table:table-cell table:formula="of:=ROUNDDOWN([.E2])" office:value-type="float" office:value="66">
            <text:p>66</text:p>
          </table:table-cell>
          <table:table-cell table:style-name="ce10" table:formula="of:=[.F2]*[.$G$1]" office:value-type="float" office:value="1056">
            <text:p>1056,0</text:p>
          </table:table-cell>
          <table:table-cell table:style-name="ce9" table:formula="of:=2^(-1*[.G2]/[.$H$1])" office:value-type="float" office:value="0.00328475162208482">
            <text:p>0,003</text:p>
          </table:table-cell>
          <table:table-cell table:style-name="ce12" table:formula="of:=[.H2]*[.$I$1]" office:value-type="float" office:value="215.266197553329">
            <text:p>215</text:p>
          </table:table-cell>
          <table:table-cell table:number-columns-repeated="1015"/>
        </table:table-row>
        <table:table-row table:style-name="ro1">
          <table:table-cell table:formula="of:=[.A2]+0.05" office:value-type="float" office:value="0.051">
            <text:p>0,051</text:p>
          </table:table-cell>
          <table:table-cell table:style-name="ce9" table:formula="of:=SIN([.A3]*PI())" office:value-type="float" office:value="0.159536602398486">
            <text:p>0,160</text:p>
          </table:table-cell>
          <table:table-cell table:style-name="ce9" table:formula="of:=ABS([.B3])" office:value-type="float" office:value="0.159536602398486">
            <text:p>0,160</text:p>
          </table:table-cell>
          <table:table-cell table:formula="of:=LOG(1/[.C3];2)" office:value-type="float" office:value="2.64804063615941">
            <text:p>2,6480406362</text:p>
          </table:table-cell>
          <table:table-cell table:formula="of:=[.D3]*[.$E$1]" office:value-type="float" office:value="21.1843250892753">
            <text:p>21,1843250893</text:p>
          </table:table-cell>
          <table:table-cell table:formula="of:=ROUNDDOWN([.E3])" office:value-type="float" office:value="21">
            <text:p>21</text:p>
          </table:table-cell>
          <table:table-cell table:style-name="ce10" table:formula="of:=[.F3]*[.$G$1]" office:value-type="float" office:value="336">
            <text:p>336,0</text:p>
          </table:table-cell>
          <table:table-cell table:style-name="ce9" table:formula="of:=2^(-1*[.G3]/[.$H$1])" office:value-type="float" office:value="0.162104944331376">
            <text:p>0,162</text:p>
          </table:table-cell>
          <table:table-cell table:style-name="ce12" table:formula="of:=[.H3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table:formula="of:=[.A3]+0.05" office:value-type="float" office:value="0.101">
            <text:p>0,101</text:p>
          </table:table-cell>
          <table:table-cell table:style-name="ce9" table:formula="of:=SIN([.A4]*PI())" office:value-type="float" office:value="0.312003296688415">
            <text:p>0,312</text:p>
          </table:table-cell>
          <table:table-cell table:style-name="ce9" table:formula="of:=ABS([.B4])" office:value-type="float" office:value="0.312003296688415">
            <text:p>0,312</text:p>
          </table:table-cell>
          <table:table-cell table:formula="of:=LOG(1/[.C4];2)" office:value-type="float" office:value="1.68036682191875">
            <text:p>1,6803668219</text:p>
          </table:table-cell>
          <table:table-cell table:formula="of:=[.D4]*[.$E$1]" office:value-type="float" office:value="13.44293457535">
            <text:p>13,4429345754</text:p>
          </table:table-cell>
          <table:table-cell table:formula="of:=ROUNDDOWN([.E4])" office:value-type="float" office:value="13">
            <text:p>13</text:p>
          </table:table-cell>
          <table:table-cell table:style-name="ce10" table:formula="of:=[.F4]*[.$G$1]" office:value-type="float" office:value="208">
            <text:p>208,0</text:p>
          </table:table-cell>
          <table:table-cell table:style-name="ce9" table:formula="of:=2^(-1*[.G4]/[.$H$1])" office:value-type="float" office:value="0.324209888662752">
            <text:p>0,324</text:p>
          </table:table-cell>
          <table:table-cell table:style-name="ce12" table:formula="of:=[.H4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4]+0.05" office:value-type="float" office:value="0.151">
            <text:p>0,151</text:p>
          </table:table-cell>
          <table:table-cell table:style-name="ce9" table:formula="of:=SIN([.A5]*PI())" office:value-type="float" office:value="0.4567874343343">
            <text:p>0,457</text:p>
          </table:table-cell>
          <table:table-cell table:style-name="ce9" table:formula="of:=ABS([.B5])" office:value-type="float" office:value="0.4567874343343">
            <text:p>0,457</text:p>
          </table:table-cell>
          <table:table-cell table:formula="of:=LOG(1/[.C5];2)" office:value-type="float" office:value="1.13040513042333">
            <text:p>1,1304051304</text:p>
          </table:table-cell>
          <table:table-cell table:formula="of:=[.D5]*[.$E$1]" office:value-type="float" office:value="9.04324104338663">
            <text:p>9,0432410434</text:p>
          </table:table-cell>
          <table:table-cell table:formula="of:=ROUNDDOWN([.E5])" office:value-type="float" office:value="9">
            <text:p>9</text:p>
          </table:table-cell>
          <table:table-cell table:style-name="ce10" table:formula="of:=[.F5]*[.$G$1]" office:value-type="float" office:value="144">
            <text:p>144,0</text:p>
          </table:table-cell>
          <table:table-cell table:style-name="ce9" table:formula="of:=2^(-1*[.G5]/[.$H$1])" office:value-type="float" office:value="0.458502021602336">
            <text:p>0,459</text:p>
          </table:table-cell>
          <table:table-cell table:style-name="ce12" table:formula="of:=[.H5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5]+0.05" office:value-type="float" office:value="0.201">
            <text:p>0,201</text:p>
          </table:table-cell>
          <table:table-cell table:style-name="ce9" table:formula="of:=SIN([.A6]*PI())" office:value-type="float" office:value="0.590323949356294">
            <text:p>0,590</text:p>
          </table:table-cell>
          <table:table-cell table:style-name="ce9" table:formula="of:=ABS([.B6])" office:value-type="float" office:value="0.590323949356294">
            <text:p>0,590</text:p>
          </table:table-cell>
          <table:table-cell table:formula="of:=LOG(1/[.C6];2)" office:value-type="float" office:value="0.760421221987751">
            <text:p>0,760421222</text:p>
          </table:table-cell>
          <table:table-cell table:formula="of:=[.D6]*[.$E$1]" office:value-type="float" office:value="6.08336977590201">
            <text:p>6,0833697759</text:p>
          </table:table-cell>
          <table:table-cell table:formula="of:=ROUNDDOWN([.E6])" office:value-type="float" office:value="6">
            <text:p>6</text:p>
          </table:table-cell>
          <table:table-cell table:style-name="ce10" table:formula="of:=[.F6]*[.$G$1]" office:value-type="float" office:value="96">
            <text:p>96,0</text:p>
          </table:table-cell>
          <table:table-cell table:style-name="ce9" table:formula="of:=2^(-1*[.G6]/[.$H$1])" office:value-type="float" office:value="0.594603557501361">
            <text:p>0,595</text:p>
          </table:table-cell>
          <table:table-cell table:style-name="ce12" table:formula="of:=[.H6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6]+0.05" office:value-type="float" office:value="0.251">
            <text:p>0,251</text:p>
          </table:table-cell>
          <table:table-cell table:style-name="ce9" table:formula="of:=SIN([.A7]*PI())" office:value-type="float" office:value="0.709324729572274">
            <text:p>0,709</text:p>
          </table:table-cell>
          <table:table-cell table:style-name="ce9" table:formula="of:=ABS([.B7])" office:value-type="float" office:value="0.709324729572274">
            <text:p>0,709</text:p>
          </table:table-cell>
          <table:table-cell table:formula="of:=LOG(1/[.C7];2)" office:value-type="float" office:value="0.495481848959158">
            <text:p>0,495481849</text:p>
          </table:table-cell>
          <table:table-cell table:formula="of:=[.D7]*[.$E$1]" office:value-type="float" office:value="3.96385479167326">
            <text:p>3,9638547917</text:p>
          </table:table-cell>
          <table:table-cell table:formula="of:=ROUNDDOWN([.E7])" office:value-type="float" office:value="3">
            <text:p>3</text:p>
          </table:table-cell>
          <table:table-cell table:style-name="ce10" table:formula="of:=[.F7]*[.$G$1]" office:value-type="float" office:value="48">
            <text:p>48,0</text:p>
          </table:table-cell>
          <table:table-cell table:style-name="ce9" table:formula="of:=2^(-1*[.G7]/[.$H$1])" office:value-type="float" office:value="0.77110541270397">
            <text:p>0,771</text:p>
          </table:table-cell>
          <table:table-cell table:style-name="ce12" table:formula="of:=[.H7]*[.$I$1]" office:value-type="float" office:value="50534.3932215547">
            <text:p>50534</text:p>
          </table:table-cell>
          <table:table-cell table:number-columns-repeated="1015"/>
        </table:table-row>
        <table:table-row table:style-name="ro1">
          <table:table-cell table:formula="of:=[.A7]+0.05" office:value-type="float" office:value="0.301">
            <text:p>0,301</text:p>
          </table:table-cell>
          <table:table-cell table:style-name="ce9" table:formula="of:=SIN([.A8]*PI())" office:value-type="float" office:value="0.810859580832373">
            <text:p>0,811</text:p>
          </table:table-cell>
          <table:table-cell table:style-name="ce9" table:formula="of:=ABS([.B8])" office:value-type="float" office:value="0.810859580832373">
            <text:p>0,811</text:p>
          </table:table-cell>
          <table:table-cell table:formula="of:=LOG(1/[.C8];2)" office:value-type="float" office:value="0.302475994965974">
            <text:p>0,302475995</text:p>
          </table:table-cell>
          <table:table-cell table:formula="of:=[.D8]*[.$E$1]" office:value-type="float" office:value="2.41980795972779">
            <text:p>2,4198079597</text:p>
          </table:table-cell>
          <table:table-cell table:formula="of:=ROUNDDOWN([.E8])" office:value-type="float" office:value="2">
            <text:p>2</text:p>
          </table:table-cell>
          <table:table-cell table:style-name="ce10" table:formula="of:=[.F8]*[.$G$1]" office:value-type="float" office:value="32">
            <text:p>32,0</text:p>
          </table:table-cell>
          <table:table-cell table:style-name="ce9" table:formula="of:=2^(-1*[.G8]/[.$H$1])" office:value-type="float" office:value="0.840896415253715">
            <text:p>0,841</text:p>
          </table:table-cell>
          <table:table-cell table:style-name="ce12" table:formula="of:=[.H8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8]+0.05" office:value-type="float" office:value="0.351">
            <text:p>0,351</text:p>
          </table:table-cell>
          <table:table-cell table:style-name="ce9" table:formula="of:=SIN([.A9]*PI())" office:value-type="float" office:value="0.892428378123718">
            <text:p>0,892</text:p>
          </table:table-cell>
          <table:table-cell table:style-name="ce9" table:formula="of:=ABS([.B9])" office:value-type="float" office:value="0.892428378123718">
            <text:p>0,892</text:p>
          </table:table-cell>
          <table:table-cell table:formula="of:=LOG(1/[.C9];2)" office:value-type="float" office:value="0.164191704649757">
            <text:p>0,1641917046</text:p>
          </table:table-cell>
          <table:table-cell table:formula="of:=[.D9]*[.$E$1]" office:value-type="float" office:value="1.31353363719806">
            <text:p>1,3135336372</text:p>
          </table:table-cell>
          <table:table-cell table:formula="of:=ROUNDDOWN([.E9])" office:value-type="float" office:value="1">
            <text:p>1</text:p>
          </table:table-cell>
          <table:table-cell table:style-name="ce10" table:formula="of:=[.F9]*[.$G$1]" office:value-type="float" office:value="16">
            <text:p>16,0</text:p>
          </table:table-cell>
          <table:table-cell table:style-name="ce9" table:formula="of:=2^(-1*[.G9]/[.$H$1])" office:value-type="float" office:value="0.917004043204671">
            <text:p>0,917</text:p>
          </table:table-cell>
          <table:table-cell table:style-name="ce12" table:formula="of:=[.H9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9]+0.05" office:value-type="float" office:value="0.401">
            <text:p>0,401</text:p>
          </table:table-cell>
          <table:table-cell table:style-name="ce9" table:formula="of:=SIN([.A10]*PI())" office:value-type="float" office:value="0.952022626945677">
            <text:p>0,952</text:p>
          </table:table-cell>
          <table:table-cell table:style-name="ce9" table:formula="of:=ABS([.B10])" office:value-type="float" office:value="0.952022626945677">
            <text:p>0,952</text:p>
          </table:table-cell>
          <table:table-cell table:formula="of:=LOG(1/[.C10];2)" office:value-type="float" office:value="0.0709322320743234">
            <text:p>0,0709322321</text:p>
          </table:table-cell>
          <table:table-cell table:formula="of:=[.D10]*[.$E$1]" office:value-type="float" office:value="0.567457856594588">
            <text:p>0,5674578566</text:p>
          </table:table-cell>
          <table:table-cell table:formula="of:=ROUNDDOWN([.E10])" office:value-type="float" office:value="0">
            <text:p>0</text:p>
          </table:table-cell>
          <table:table-cell table:style-name="ce10" table:formula="of:=[.F10]*[.$G$1]" office:value-type="float" office:value="0">
            <text:p>0,0</text:p>
          </table:table-cell>
          <table:table-cell table:style-name="ce9" table:formula="of:=2^(-1*[.G10]/[.$H$1])" office:value-type="float" office:value="1">
            <text:p>1,000</text:p>
          </table:table-cell>
          <table:table-cell table:style-name="ce12" table:formula="of:=[.H10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0]+0.05" office:value-type="float" office:value="0.451">
            <text:p>0,451</text:p>
          </table:table-cell>
          <table:table-cell table:style-name="ce9" table:formula="of:=SIN([.A11]*PI())" office:value-type="float" office:value="0.98817491911028">
            <text:p>0,988</text:p>
          </table:table-cell>
          <table:table-cell table:style-name="ce9" table:formula="of:=ABS([.B11])" office:value-type="float" office:value="0.98817491911028">
            <text:p>0,988</text:p>
          </table:table-cell>
          <table:table-cell table:formula="of:=LOG(1/[.C11];2)" office:value-type="float" office:value="0.0171616557123512">
            <text:p>0,0171616557</text:p>
          </table:table-cell>
          <table:table-cell table:formula="of:=[.D11]*[.$E$1]" office:value-type="float" office:value="0.13729324569881">
            <text:p>0,1372932457</text:p>
          </table:table-cell>
          <table:table-cell table:formula="of:=ROUNDDOWN([.E11])" office:value-type="float" office:value="0">
            <text:p>0</text:p>
          </table:table-cell>
          <table:table-cell table:style-name="ce10" table:formula="of:=[.F11]*[.$G$1]" office:value-type="float" office:value="0">
            <text:p>0,0</text:p>
          </table:table-cell>
          <table:table-cell table:style-name="ce9" table:formula="of:=2^(-1*[.G11]/[.$H$1])" office:value-type="float" office:value="1">
            <text:p>1,000</text:p>
          </table:table-cell>
          <table:table-cell table:style-name="ce12" table:formula="of:=[.H11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1]+0.05" office:value-type="float" office:value="0.501">
            <text:p>0,501</text:p>
          </table:table-cell>
          <table:table-cell table:style-name="ce9" table:formula="of:=SIN([.A12]*PI())" office:value-type="float" office:value="0.999995065201858">
            <text:p>1,000</text:p>
          </table:table-cell>
          <table:table-cell table:style-name="ce9" table:formula="of:=ABS([.B12])" office:value-type="float" office:value="0.999995065201858">
            <text:p>1,000</text:p>
          </table:table-cell>
          <table:table-cell table:formula="of:=LOG(1/[.C12];2)" office:value-type="float" office:value="0.00000711942637350541">
            <text:p>7,11942637350541E-006</text:p>
          </table:table-cell>
          <table:table-cell table:formula="of:=[.D12]*[.$E$1]" office:value-type="float" office:value="0.0000569554109880433">
            <text:p>5,69554109880433E-005</text:p>
          </table:table-cell>
          <table:table-cell table:formula="of:=ROUNDDOWN([.E12])" office:value-type="float" office:value="0">
            <text:p>0</text:p>
          </table:table-cell>
          <table:table-cell table:style-name="ce10" table:formula="of:=[.F12]*[.$G$1]" office:value-type="float" office:value="0">
            <text:p>0,0</text:p>
          </table:table-cell>
          <table:table-cell table:style-name="ce9" table:formula="of:=2^(-1*[.G12]/[.$H$1])" office:value-type="float" office:value="1">
            <text:p>1,000</text:p>
          </table:table-cell>
          <table:table-cell table:style-name="ce12" table:formula="of:=[.H12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2]+0.05" office:value-type="float" office:value="0.551">
            <text:p>0,551</text:p>
          </table:table-cell>
          <table:table-cell table:style-name="ce9" table:formula="of:=SIN([.A13]*PI())" office:value-type="float" office:value="0.987192013994819">
            <text:p>0,987</text:p>
          </table:table-cell>
          <table:table-cell table:style-name="ce9" table:formula="of:=ABS([.B13])" office:value-type="float" office:value="0.987192013994819">
            <text:p>0,987</text:p>
          </table:table-cell>
          <table:table-cell table:formula="of:=LOG(1/[.C13];2)" office:value-type="float" office:value="0.0185973712029817">
            <text:p>0,0185973712</text:p>
          </table:table-cell>
          <table:table-cell table:formula="of:=[.D13]*[.$E$1]" office:value-type="float" office:value="0.148778969623853">
            <text:p>0,1487789696</text:p>
          </table:table-cell>
          <table:table-cell table:formula="of:=ROUNDDOWN([.E13])" office:value-type="float" office:value="0">
            <text:p>0</text:p>
          </table:table-cell>
          <table:table-cell table:style-name="ce10" table:formula="of:=[.F13]*[.$G$1]" office:value-type="float" office:value="0">
            <text:p>0,0</text:p>
          </table:table-cell>
          <table:table-cell table:style-name="ce9" table:formula="of:=2^(-1*[.G13]/[.$H$1])" office:value-type="float" office:value="1">
            <text:p>1,000</text:p>
          </table:table-cell>
          <table:table-cell table:style-name="ce12" table:formula="of:=[.H13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3]+0.05" office:value-type="float" office:value="0.601">
            <text:p>0,601</text:p>
          </table:table-cell>
          <table:table-cell table:style-name="ce9" table:formula="of:=SIN([.A14]*PI())" office:value-type="float" office:value="0.950081019100772">
            <text:p>0,950</text:p>
          </table:table-cell>
          <table:table-cell table:style-name="ce9" table:formula="of:=ABS([.B14])" office:value-type="float" office:value="0.950081019100772">
            <text:p>0,950</text:p>
          </table:table-cell>
          <table:table-cell table:formula="of:=LOG(1/[.C14];2)" office:value-type="float" office:value="0.0738775489480081">
            <text:p>0,0738775489</text:p>
          </table:table-cell>
          <table:table-cell table:formula="of:=[.D14]*[.$E$1]" office:value-type="float" office:value="0.591020391584064">
            <text:p>0,5910203916</text:p>
          </table:table-cell>
          <table:table-cell table:formula="of:=ROUNDDOWN([.E14])" office:value-type="float" office:value="0">
            <text:p>0</text:p>
          </table:table-cell>
          <table:table-cell table:style-name="ce10" table:formula="of:=[.F14]*[.$G$1]" office:value-type="float" office:value="0">
            <text:p>0,0</text:p>
          </table:table-cell>
          <table:table-cell table:style-name="ce9" table:formula="of:=2^(-1*[.G14]/[.$H$1])" office:value-type="float" office:value="1">
            <text:p>1,000</text:p>
          </table:table-cell>
          <table:table-cell table:style-name="ce12" table:formula="of:=[.H14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14]+0.05" office:value-type="float" office:value="0.651">
            <text:p>0,651</text:p>
          </table:table-cell>
          <table:table-cell table:style-name="ce9" table:formula="of:=SIN([.A15]*PI())" office:value-type="float" office:value="0.889575876378338">
            <text:p>0,890</text:p>
          </table:table-cell>
          <table:table-cell table:style-name="ce9" table:formula="of:=ABS([.B15])" office:value-type="float" office:value="0.889575876378338">
            <text:p>0,890</text:p>
          </table:table-cell>
          <table:table-cell table:formula="of:=LOG(1/[.C15];2)" office:value-type="float" office:value="0.168810429466716">
            <text:p>0,1688104295</text:p>
          </table:table-cell>
          <table:table-cell table:formula="of:=[.D15]*[.$E$1]" office:value-type="float" office:value="1.35048343573372">
            <text:p>1,3504834357</text:p>
          </table:table-cell>
          <table:table-cell table:formula="of:=ROUNDDOWN([.E15])" office:value-type="float" office:value="1">
            <text:p>1</text:p>
          </table:table-cell>
          <table:table-cell table:style-name="ce10" table:formula="of:=[.F15]*[.$G$1]" office:value-type="float" office:value="16">
            <text:p>16,0</text:p>
          </table:table-cell>
          <table:table-cell table:style-name="ce9" table:formula="of:=2^(-1*[.G15]/[.$H$1])" office:value-type="float" office:value="0.917004043204671">
            <text:p>0,917</text:p>
          </table:table-cell>
          <table:table-cell table:style-name="ce12" table:formula="of:=[.H15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15]+0.05" office:value-type="float" office:value="0.701">
            <text:p>0,701</text:p>
          </table:table-cell>
          <table:table-cell table:style-name="ce9" table:formula="of:=SIN([.A16]*PI())" office:value-type="float" office:value="0.8071664232464">
            <text:p>0,807</text:p>
          </table:table-cell>
          <table:table-cell table:style-name="ce9" table:formula="of:=ABS([.B16])" office:value-type="float" office:value="0.8071664232464">
            <text:p>0,807</text:p>
          </table:table-cell>
          <table:table-cell table:formula="of:=LOG(1/[.C16];2)" office:value-type="float" office:value="0.309061932860617">
            <text:p>0,3090619329</text:p>
          </table:table-cell>
          <table:table-cell table:formula="of:=[.D16]*[.$E$1]" office:value-type="float" office:value="2.47249546288494">
            <text:p>2,4724954629</text:p>
          </table:table-cell>
          <table:table-cell table:formula="of:=ROUNDDOWN([.E16])" office:value-type="float" office:value="2">
            <text:p>2</text:p>
          </table:table-cell>
          <table:table-cell table:style-name="ce10" table:formula="of:=[.F16]*[.$G$1]" office:value-type="float" office:value="32">
            <text:p>32,0</text:p>
          </table:table-cell>
          <table:table-cell table:style-name="ce9" table:formula="of:=2^(-1*[.G16]/[.$H$1])" office:value-type="float" office:value="0.840896415253715">
            <text:p>0,841</text:p>
          </table:table-cell>
          <table:table-cell table:style-name="ce12" table:formula="of:=[.H16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16]+0.05" office:value-type="float" office:value="0.751">
            <text:p>0,751</text:p>
          </table:table-cell>
          <table:table-cell table:style-name="ce9" table:formula="of:=SIN([.A17]*PI())" office:value-type="float" office:value="0.704881853942361">
            <text:p>0,705</text:p>
          </table:table-cell>
          <table:table-cell table:style-name="ce9" table:formula="of:=ABS([.B17])" office:value-type="float" office:value="0.704881853942361">
            <text:p>0,705</text:p>
          </table:table-cell>
          <table:table-cell table:formula="of:=LOG(1/[.C17];2)" office:value-type="float" office:value="0.50454662888687">
            <text:p>0,5045466289</text:p>
          </table:table-cell>
          <table:table-cell table:formula="of:=[.D17]*[.$E$1]" office:value-type="float" office:value="4.03637303109496">
            <text:p>4,0363730311</text:p>
          </table:table-cell>
          <table:table-cell table:formula="of:=ROUNDDOWN([.E17])" office:value-type="float" office:value="4">
            <text:p>4</text:p>
          </table:table-cell>
          <table:table-cell table:style-name="ce10" table:formula="of:=[.F17]*[.$G$1]" office:value-type="float" office:value="64">
            <text:p>64,0</text:p>
          </table:table-cell>
          <table:table-cell table:style-name="ce9" table:formula="of:=2^(-1*[.G17]/[.$H$1])" office:value-type="float" office:value="0.707106781186548">
            <text:p>0,707</text:p>
          </table:table-cell>
          <table:table-cell table:style-name="ce12" table:formula="of:=[.H17]*[.$I$1]" office:value-type="float" office:value="46340.2429050604">
            <text:p>46340</text:p>
          </table:table-cell>
          <table:table-cell table:number-columns-repeated="1015"/>
        </table:table-row>
        <table:table-row table:style-name="ro1">
          <table:table-cell table:formula="of:=[.A17]+0.05" office:value-type="float" office:value="0.801">
            <text:p>0,801</text:p>
          </table:table-cell>
          <table:table-cell table:style-name="ce9" table:formula="of:=SIN([.A18]*PI())" office:value-type="float" office:value="0.58524075402551">
            <text:p>0,585</text:p>
          </table:table-cell>
          <table:table-cell table:style-name="ce9" table:formula="of:=ABS([.B18])" office:value-type="float" office:value="0.58524075402551">
            <text:p>0,585</text:p>
          </table:table-cell>
          <table:table-cell table:formula="of:=LOG(1/[.C18];2)" office:value-type="float" office:value="0.772897857907041">
            <text:p>0,7728978579</text:p>
          </table:table-cell>
          <table:table-cell table:formula="of:=[.D18]*[.$E$1]" office:value-type="float" office:value="6.18318286325633">
            <text:p>6,1831828633</text:p>
          </table:table-cell>
          <table:table-cell table:formula="of:=ROUNDDOWN([.E18])" office:value-type="float" office:value="6">
            <text:p>6</text:p>
          </table:table-cell>
          <table:table-cell table:style-name="ce10" table:formula="of:=[.F18]*[.$G$1]" office:value-type="float" office:value="96">
            <text:p>96,0</text:p>
          </table:table-cell>
          <table:table-cell table:style-name="ce9" table:formula="of:=2^(-1*[.G18]/[.$H$1])" office:value-type="float" office:value="0.594603557501361">
            <text:p>0,595</text:p>
          </table:table-cell>
          <table:table-cell table:style-name="ce12" table:formula="of:=[.H18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18]+0.05" office:value-type="float" office:value="0.851">
            <text:p>0,851</text:p>
          </table:table-cell>
          <table:table-cell table:style-name="ce9" table:formula="of:=SIN([.A19]*PI())" office:value-type="float" office:value="0.451189084441844">
            <text:p>0,451</text:p>
          </table:table-cell>
          <table:table-cell table:style-name="ce9" table:formula="of:=ABS([.B19])" office:value-type="float" office:value="0.451189084441844">
            <text:p>0,451</text:p>
          </table:table-cell>
          <table:table-cell table:formula="of:=LOG(1/[.C19];2)" office:value-type="float" office:value="1.14819592965977">
            <text:p>1,1481959297</text:p>
          </table:table-cell>
          <table:table-cell table:formula="of:=[.D19]*[.$E$1]" office:value-type="float" office:value="9.18556743727814">
            <text:p>9,1855674373</text:p>
          </table:table-cell>
          <table:table-cell table:formula="of:=ROUNDDOWN([.E19])" office:value-type="float" office:value="9">
            <text:p>9</text:p>
          </table:table-cell>
          <table:table-cell table:style-name="ce10" table:formula="of:=[.F19]*[.$G$1]" office:value-type="float" office:value="144">
            <text:p>144,0</text:p>
          </table:table-cell>
          <table:table-cell table:style-name="ce9" table:formula="of:=2^(-1*[.G19]/[.$H$1])" office:value-type="float" office:value="0.458502021602336">
            <text:p>0,459</text:p>
          </table:table-cell>
          <table:table-cell table:style-name="ce12" table:formula="of:=[.H19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19]+0.05" office:value-type="float" office:value="0.901">
            <text:p>0,901</text:p>
          </table:table-cell>
          <table:table-cell table:style-name="ce9" table:formula="of:=SIN([.A20]*PI())" office:value-type="float" office:value="0.3060276421885">
            <text:p>0,306</text:p>
          </table:table-cell>
          <table:table-cell table:style-name="ce9" table:formula="of:=ABS([.B20])" office:value-type="float" office:value="0.3060276421885">
            <text:p>0,306</text:p>
          </table:table-cell>
          <table:table-cell table:formula="of:=LOG(1/[.C20];2)" office:value-type="float" office:value="1.70826612351469">
            <text:p>1,7082661235</text:p>
          </table:table-cell>
          <table:table-cell table:formula="of:=[.D20]*[.$E$1]" office:value-type="float" office:value="13.6661289881175">
            <text:p>13,6661289881</text:p>
          </table:table-cell>
          <table:table-cell table:formula="of:=ROUNDDOWN([.E20])" office:value-type="float" office:value="13">
            <text:p>13</text:p>
          </table:table-cell>
          <table:table-cell table:style-name="ce10" table:formula="of:=[.F20]*[.$G$1]" office:value-type="float" office:value="208">
            <text:p>208,0</text:p>
          </table:table-cell>
          <table:table-cell table:style-name="ce9" table:formula="of:=2^(-1*[.G20]/[.$H$1])" office:value-type="float" office:value="0.324209888662752">
            <text:p>0,324</text:p>
          </table:table-cell>
          <table:table-cell table:style-name="ce12" table:formula="of:=[.H20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20]+0.05" office:value-type="float" office:value="0.951">
            <text:p>0,951</text:p>
          </table:table-cell>
          <table:table-cell table:style-name="ce9" table:formula="of:=SIN([.A21]*PI())" office:value-type="float" office:value="0.15333078373696">
            <text:p>0,153</text:p>
          </table:table-cell>
          <table:table-cell table:style-name="ce9" table:formula="of:=ABS([.B21])" office:value-type="float" office:value="0.15333078373696">
            <text:p>0,153</text:p>
          </table:table-cell>
          <table:table-cell table:formula="of:=LOG(1/[.C21];2)" office:value-type="float" office:value="2.70528072348643">
            <text:p>2,7052807235</text:p>
          </table:table-cell>
          <table:table-cell table:formula="of:=[.D21]*[.$E$1]" office:value-type="float" office:value="21.6422457878914">
            <text:p>21,6422457879</text:p>
          </table:table-cell>
          <table:table-cell table:formula="of:=ROUNDDOWN([.E21])" office:value-type="float" office:value="21">
            <text:p>21</text:p>
          </table:table-cell>
          <table:table-cell table:style-name="ce10" table:formula="of:=[.F21]*[.$G$1]" office:value-type="float" office:value="336">
            <text:p>336,0</text:p>
          </table:table-cell>
          <table:table-cell table:style-name="ce9" table:formula="of:=2^(-1*[.G21]/[.$H$1])" office:value-type="float" office:value="0.162104944331376">
            <text:p>0,162</text:p>
          </table:table-cell>
          <table:table-cell table:style-name="ce12" table:formula="of:=[.H21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table:formula="of:=[.A21]+0.05" office:value-type="float" office:value="1.001">
            <text:p>1,001</text:p>
          </table:table-cell>
          <table:table-cell table:style-name="ce9" table:formula="of:=SIN([.A22]*PI())" office:value-type="float" office:value="-0.00314158748588058">
            <text:p>-0,003</text:p>
          </table:table-cell>
          <table:table-cell table:style-name="ce9" table:formula="of:=ABS([.B22])" office:value-type="float" office:value="0.00314158748588058">
            <text:p>0,003</text:p>
          </table:table-cell>
          <table:table-cell table:formula="of:=LOG(1/[.C22];2)" office:value-type="float" office:value="8.3142905283283">
            <text:p>8,3142905283</text:p>
          </table:table-cell>
          <table:table-cell table:formula="of:=[.D22]*[.$E$1]" office:value-type="float" office:value="66.5143242266264">
            <text:p>66,5143242266</text:p>
          </table:table-cell>
          <table:table-cell table:formula="of:=ROUNDDOWN([.E22])" office:value-type="float" office:value="66">
            <text:p>66</text:p>
          </table:table-cell>
          <table:table-cell table:style-name="ce10" table:formula="of:=[.F22]*[.$G$1]" office:value-type="float" office:value="1056">
            <text:p>1056,0</text:p>
          </table:table-cell>
          <table:table-cell table:style-name="ce9" table:formula="of:=2^(-1*[.G22]/[.$H$1])" office:value-type="float" office:value="0.00328475162208482">
            <text:p>0,003</text:p>
          </table:table-cell>
          <table:table-cell table:style-name="ce12" table:formula="of:=[.H22]*[.$I$1]" office:value-type="float" office:value="215.266197553329">
            <text:p>215</text:p>
          </table:table-cell>
          <table:table-cell table:number-columns-repeated="1015"/>
        </table:table-row>
        <table:table-row table:style-name="ro1">
          <table:table-cell table:formula="of:=[.A22]+0.05" office:value-type="float" office:value="1.051">
            <text:p>1,051</text:p>
          </table:table-cell>
          <table:table-cell table:style-name="ce9" table:formula="of:=SIN([.A23]*PI())" office:value-type="float" office:value="-0.159536602398487">
            <text:p>-0,160</text:p>
          </table:table-cell>
          <table:table-cell table:style-name="ce9" table:formula="of:=ABS([.B23])" office:value-type="float" office:value="0.159536602398487">
            <text:p>0,160</text:p>
          </table:table-cell>
          <table:table-cell table:formula="of:=LOG(1/[.C23];2)" office:value-type="float" office:value="2.6480406361594">
            <text:p>2,6480406362</text:p>
          </table:table-cell>
          <table:table-cell table:formula="of:=[.D23]*[.$E$1]" office:value-type="float" office:value="21.1843250892752">
            <text:p>21,1843250893</text:p>
          </table:table-cell>
          <table:table-cell table:formula="of:=ROUNDDOWN([.E23])" office:value-type="float" office:value="21">
            <text:p>21</text:p>
          </table:table-cell>
          <table:table-cell table:style-name="ce10" table:formula="of:=[.F23]*[.$G$1]" office:value-type="float" office:value="336">
            <text:p>336,0</text:p>
          </table:table-cell>
          <table:table-cell table:style-name="ce9" table:formula="of:=2^(-1*[.G23]/[.$H$1])" office:value-type="float" office:value="0.162104944331376">
            <text:p>0,162</text:p>
          </table:table-cell>
          <table:table-cell table:style-name="ce12" table:formula="of:=[.H23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table:formula="of:=[.A23]+0.05" office:value-type="float" office:value="1.101">
            <text:p>1,101</text:p>
          </table:table-cell>
          <table:table-cell table:style-name="ce9" table:formula="of:=SIN([.A24]*PI())" office:value-type="float" office:value="-0.312003296688416">
            <text:p>-0,312</text:p>
          </table:table-cell>
          <table:table-cell table:style-name="ce9" table:formula="of:=ABS([.B24])" office:value-type="float" office:value="0.312003296688416">
            <text:p>0,312</text:p>
          </table:table-cell>
          <table:table-cell table:formula="of:=LOG(1/[.C24];2)" office:value-type="float" office:value="1.68036682191874">
            <text:p>1,6803668219</text:p>
          </table:table-cell>
          <table:table-cell table:formula="of:=[.D24]*[.$E$1]" office:value-type="float" office:value="13.4429345753499">
            <text:p>13,4429345754</text:p>
          </table:table-cell>
          <table:table-cell table:formula="of:=ROUNDDOWN([.E24])" office:value-type="float" office:value="13">
            <text:p>13</text:p>
          </table:table-cell>
          <table:table-cell table:style-name="ce10" table:formula="of:=[.F24]*[.$G$1]" office:value-type="float" office:value="208">
            <text:p>208,0</text:p>
          </table:table-cell>
          <table:table-cell table:style-name="ce9" table:formula="of:=2^(-1*[.G24]/[.$H$1])" office:value-type="float" office:value="0.324209888662752">
            <text:p>0,324</text:p>
          </table:table-cell>
          <table:table-cell table:style-name="ce12" table:formula="of:=[.H24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24]+0.05" office:value-type="float" office:value="1.151">
            <text:p>1,151</text:p>
          </table:table-cell>
          <table:table-cell table:style-name="ce9" table:formula="of:=SIN([.A25]*PI())" office:value-type="float" office:value="-0.456787434334301">
            <text:p>-0,457</text:p>
          </table:table-cell>
          <table:table-cell table:style-name="ce9" table:formula="of:=ABS([.B25])" office:value-type="float" office:value="0.456787434334301">
            <text:p>0,457</text:p>
          </table:table-cell>
          <table:table-cell table:formula="of:=LOG(1/[.C25];2)" office:value-type="float" office:value="1.13040513042333">
            <text:p>1,1304051304</text:p>
          </table:table-cell>
          <table:table-cell table:formula="of:=[.D25]*[.$E$1]" office:value-type="float" office:value="9.0432410433866">
            <text:p>9,0432410434</text:p>
          </table:table-cell>
          <table:table-cell table:formula="of:=ROUNDDOWN([.E25])" office:value-type="float" office:value="9">
            <text:p>9</text:p>
          </table:table-cell>
          <table:table-cell table:style-name="ce10" table:formula="of:=[.F25]*[.$G$1]" office:value-type="float" office:value="144">
            <text:p>144,0</text:p>
          </table:table-cell>
          <table:table-cell table:style-name="ce9" table:formula="of:=2^(-1*[.G25]/[.$H$1])" office:value-type="float" office:value="0.458502021602336">
            <text:p>0,459</text:p>
          </table:table-cell>
          <table:table-cell table:style-name="ce12" table:formula="of:=[.H25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25]+0.05" office:value-type="float" office:value="1.201">
            <text:p>1,201</text:p>
          </table:table-cell>
          <table:table-cell table:style-name="ce9" table:formula="of:=SIN([.A26]*PI())" office:value-type="float" office:value="-0.590323949356296">
            <text:p>-0,590</text:p>
          </table:table-cell>
          <table:table-cell table:style-name="ce9" table:formula="of:=ABS([.B26])" office:value-type="float" office:value="0.590323949356296">
            <text:p>0,590</text:p>
          </table:table-cell>
          <table:table-cell table:formula="of:=LOG(1/[.C26];2)" office:value-type="float" office:value="0.760421221987748">
            <text:p>0,760421222</text:p>
          </table:table-cell>
          <table:table-cell table:formula="of:=[.D26]*[.$E$1]" office:value-type="float" office:value="6.08336977590198">
            <text:p>6,0833697759</text:p>
          </table:table-cell>
          <table:table-cell table:formula="of:=ROUNDDOWN([.E26])" office:value-type="float" office:value="6">
            <text:p>6</text:p>
          </table:table-cell>
          <table:table-cell table:style-name="ce10" table:formula="of:=[.F26]*[.$G$1]" office:value-type="float" office:value="96">
            <text:p>96,0</text:p>
          </table:table-cell>
          <table:table-cell table:style-name="ce9" table:formula="of:=2^(-1*[.G26]/[.$H$1])" office:value-type="float" office:value="0.594603557501361">
            <text:p>0,595</text:p>
          </table:table-cell>
          <table:table-cell table:style-name="ce12" table:formula="of:=[.H26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26]+0.05" office:value-type="float" office:value="1.251">
            <text:p>1,251</text:p>
          </table:table-cell>
          <table:table-cell table:style-name="ce9" table:formula="of:=SIN([.A27]*PI())" office:value-type="float" office:value="-0.709324729572275">
            <text:p>-0,709</text:p>
          </table:table-cell>
          <table:table-cell table:style-name="ce9" table:formula="of:=ABS([.B27])" office:value-type="float" office:value="0.709324729572275">
            <text:p>0,709</text:p>
          </table:table-cell>
          <table:table-cell table:formula="of:=LOG(1/[.C27];2)" office:value-type="float" office:value="0.495481848959156">
            <text:p>0,495481849</text:p>
          </table:table-cell>
          <table:table-cell table:formula="of:=[.D27]*[.$E$1]" office:value-type="float" office:value="3.96385479167325">
            <text:p>3,9638547917</text:p>
          </table:table-cell>
          <table:table-cell table:formula="of:=ROUNDDOWN([.E27])" office:value-type="float" office:value="3">
            <text:p>3</text:p>
          </table:table-cell>
          <table:table-cell table:style-name="ce10" table:formula="of:=[.F27]*[.$G$1]" office:value-type="float" office:value="48">
            <text:p>48,0</text:p>
          </table:table-cell>
          <table:table-cell table:style-name="ce9" table:formula="of:=2^(-1*[.G27]/[.$H$1])" office:value-type="float" office:value="0.77110541270397">
            <text:p>0,771</text:p>
          </table:table-cell>
          <table:table-cell table:style-name="ce12" table:formula="of:=[.H27]*[.$I$1]" office:value-type="float" office:value="50534.3932215547">
            <text:p>50534</text:p>
          </table:table-cell>
          <table:table-cell table:number-columns-repeated="1015"/>
        </table:table-row>
        <table:table-row table:style-name="ro1">
          <table:table-cell table:formula="of:=[.A27]+0.05" office:value-type="float" office:value="1.301">
            <text:p>1,301</text:p>
          </table:table-cell>
          <table:table-cell table:style-name="ce9" table:formula="of:=SIN([.A28]*PI())" office:value-type="float" office:value="-0.810859580832374">
            <text:p>-0,811</text:p>
          </table:table-cell>
          <table:table-cell table:style-name="ce9" table:formula="of:=ABS([.B28])" office:value-type="float" office:value="0.810859580832374">
            <text:p>0,811</text:p>
          </table:table-cell>
          <table:table-cell table:formula="of:=LOG(1/[.C28];2)" office:value-type="float" office:value="0.302475994965972">
            <text:p>0,302475995</text:p>
          </table:table-cell>
          <table:table-cell table:formula="of:=[.D28]*[.$E$1]" office:value-type="float" office:value="2.41980795972777">
            <text:p>2,4198079597</text:p>
          </table:table-cell>
          <table:table-cell table:formula="of:=ROUNDDOWN([.E28])" office:value-type="float" office:value="2">
            <text:p>2</text:p>
          </table:table-cell>
          <table:table-cell table:style-name="ce10" table:formula="of:=[.F28]*[.$G$1]" office:value-type="float" office:value="32">
            <text:p>32,0</text:p>
          </table:table-cell>
          <table:table-cell table:style-name="ce9" table:formula="of:=2^(-1*[.G28]/[.$H$1])" office:value-type="float" office:value="0.840896415253715">
            <text:p>0,841</text:p>
          </table:table-cell>
          <table:table-cell table:style-name="ce12" table:formula="of:=[.H28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28]+0.05" office:value-type="float" office:value="1.351">
            <text:p>1,351</text:p>
          </table:table-cell>
          <table:table-cell table:style-name="ce9" table:formula="of:=SIN([.A29]*PI())" office:value-type="float" office:value="-0.892428378123719">
            <text:p>-0,892</text:p>
          </table:table-cell>
          <table:table-cell table:style-name="ce9" table:formula="of:=ABS([.B29])" office:value-type="float" office:value="0.892428378123719">
            <text:p>0,892</text:p>
          </table:table-cell>
          <table:table-cell table:formula="of:=LOG(1/[.C29];2)" office:value-type="float" office:value="0.164191704649756">
            <text:p>0,1641917046</text:p>
          </table:table-cell>
          <table:table-cell table:formula="of:=[.D29]*[.$E$1]" office:value-type="float" office:value="1.31353363719805">
            <text:p>1,3135336372</text:p>
          </table:table-cell>
          <table:table-cell table:formula="of:=ROUNDDOWN([.E29])" office:value-type="float" office:value="1">
            <text:p>1</text:p>
          </table:table-cell>
          <table:table-cell table:style-name="ce10" table:formula="of:=[.F29]*[.$G$1]" office:value-type="float" office:value="16">
            <text:p>16,0</text:p>
          </table:table-cell>
          <table:table-cell table:style-name="ce9" table:formula="of:=2^(-1*[.G29]/[.$H$1])" office:value-type="float" office:value="0.917004043204671">
            <text:p>0,917</text:p>
          </table:table-cell>
          <table:table-cell table:style-name="ce12" table:formula="of:=[.H29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29]+0.05" office:value-type="float" office:value="1.401">
            <text:p>1,401</text:p>
          </table:table-cell>
          <table:table-cell table:style-name="ce9" table:formula="of:=SIN([.A30]*PI())" office:value-type="float" office:value="-0.952022626945677">
            <text:p>-0,952</text:p>
          </table:table-cell>
          <table:table-cell table:style-name="ce9" table:formula="of:=ABS([.B30])" office:value-type="float" office:value="0.952022626945677">
            <text:p>0,952</text:p>
          </table:table-cell>
          <table:table-cell table:formula="of:=LOG(1/[.C30];2)" office:value-type="float" office:value="0.0709322320743222">
            <text:p>0,0709322321</text:p>
          </table:table-cell>
          <table:table-cell table:formula="of:=[.D30]*[.$E$1]" office:value-type="float" office:value="0.567457856594578">
            <text:p>0,5674578566</text:p>
          </table:table-cell>
          <table:table-cell table:formula="of:=ROUNDDOWN([.E30])" office:value-type="float" office:value="0">
            <text:p>0</text:p>
          </table:table-cell>
          <table:table-cell table:style-name="ce10" table:formula="of:=[.F30]*[.$G$1]" office:value-type="float" office:value="0">
            <text:p>0,0</text:p>
          </table:table-cell>
          <table:table-cell table:style-name="ce9" table:formula="of:=2^(-1*[.G30]/[.$H$1])" office:value-type="float" office:value="1">
            <text:p>1,000</text:p>
          </table:table-cell>
          <table:table-cell table:style-name="ce12" table:formula="of:=[.H30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0]+0.05" office:value-type="float" office:value="1.451">
            <text:p>1,451</text:p>
          </table:table-cell>
          <table:table-cell table:style-name="ce9" table:formula="of:=SIN([.A31]*PI())" office:value-type="float" office:value="-0.988174919110281">
            <text:p>-0,988</text:p>
          </table:table-cell>
          <table:table-cell table:style-name="ce9" table:formula="of:=ABS([.B31])" office:value-type="float" office:value="0.988174919110281">
            <text:p>0,988</text:p>
          </table:table-cell>
          <table:table-cell table:formula="of:=LOG(1/[.C31];2)" office:value-type="float" office:value="0.0171616557123506">
            <text:p>0,0171616557</text:p>
          </table:table-cell>
          <table:table-cell table:formula="of:=[.D31]*[.$E$1]" office:value-type="float" office:value="0.137293245698805">
            <text:p>0,1372932457</text:p>
          </table:table-cell>
          <table:table-cell table:formula="of:=ROUNDDOWN([.E31])" office:value-type="float" office:value="0">
            <text:p>0</text:p>
          </table:table-cell>
          <table:table-cell table:style-name="ce10" table:formula="of:=[.F31]*[.$G$1]" office:value-type="float" office:value="0">
            <text:p>0,0</text:p>
          </table:table-cell>
          <table:table-cell table:style-name="ce9" table:formula="of:=2^(-1*[.G31]/[.$H$1])" office:value-type="float" office:value="1">
            <text:p>1,000</text:p>
          </table:table-cell>
          <table:table-cell table:style-name="ce12" table:formula="of:=[.H31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1]+0.05" office:value-type="float" office:value="1.501">
            <text:p>1,501</text:p>
          </table:table-cell>
          <table:table-cell table:style-name="ce9" table:formula="of:=SIN([.A32]*PI())" office:value-type="float" office:value="-0.999995065201858">
            <text:p>-1,000</text:p>
          </table:table-cell>
          <table:table-cell table:style-name="ce9" table:formula="of:=ABS([.B32])" office:value-type="float" office:value="0.999995065201858">
            <text:p>1,000</text:p>
          </table:table-cell>
          <table:table-cell table:formula="of:=LOG(1/[.C32];2)" office:value-type="float" office:value="0.00000711942637350541">
            <text:p>7,11942637350541E-006</text:p>
          </table:table-cell>
          <table:table-cell table:formula="of:=[.D32]*[.$E$1]" office:value-type="float" office:value="0.0000569554109880433">
            <text:p>5,69554109880433E-005</text:p>
          </table:table-cell>
          <table:table-cell table:formula="of:=ROUNDDOWN([.E32])" office:value-type="float" office:value="0">
            <text:p>0</text:p>
          </table:table-cell>
          <table:table-cell table:style-name="ce10" table:formula="of:=[.F32]*[.$G$1]" office:value-type="float" office:value="0">
            <text:p>0,0</text:p>
          </table:table-cell>
          <table:table-cell table:style-name="ce9" table:formula="of:=2^(-1*[.G32]/[.$H$1])" office:value-type="float" office:value="1">
            <text:p>1,000</text:p>
          </table:table-cell>
          <table:table-cell table:style-name="ce12" table:formula="of:=[.H32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2]+0.05" office:value-type="float" office:value="1.551">
            <text:p>1,551</text:p>
          </table:table-cell>
          <table:table-cell table:style-name="ce9" table:formula="of:=SIN([.A33]*PI())" office:value-type="float" office:value="-0.987192013994819">
            <text:p>-0,987</text:p>
          </table:table-cell>
          <table:table-cell table:style-name="ce9" table:formula="of:=ABS([.B33])" office:value-type="float" office:value="0.987192013994819">
            <text:p>0,987</text:p>
          </table:table-cell>
          <table:table-cell table:formula="of:=LOG(1/[.C33];2)" office:value-type="float" office:value="0.0185973712029823">
            <text:p>0,0185973712</text:p>
          </table:table-cell>
          <table:table-cell table:formula="of:=[.D33]*[.$E$1]" office:value-type="float" office:value="0.148778969623858">
            <text:p>0,1487789696</text:p>
          </table:table-cell>
          <table:table-cell table:formula="of:=ROUNDDOWN([.E33])" office:value-type="float" office:value="0">
            <text:p>0</text:p>
          </table:table-cell>
          <table:table-cell table:style-name="ce10" table:formula="of:=[.F33]*[.$G$1]" office:value-type="float" office:value="0">
            <text:p>0,0</text:p>
          </table:table-cell>
          <table:table-cell table:style-name="ce9" table:formula="of:=2^(-1*[.G33]/[.$H$1])" office:value-type="float" office:value="1">
            <text:p>1,000</text:p>
          </table:table-cell>
          <table:table-cell table:style-name="ce12" table:formula="of:=[.H33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3]+0.05" office:value-type="float" office:value="1.601">
            <text:p>1,601</text:p>
          </table:table-cell>
          <table:table-cell table:style-name="ce9" table:formula="of:=SIN([.A34]*PI())" office:value-type="float" office:value="-0.950081019100771">
            <text:p>-0,950</text:p>
          </table:table-cell>
          <table:table-cell table:style-name="ce9" table:formula="of:=ABS([.B34])" office:value-type="float" office:value="0.950081019100771">
            <text:p>0,950</text:p>
          </table:table-cell>
          <table:table-cell table:formula="of:=LOG(1/[.C34];2)" office:value-type="float" office:value="0.073877548948009">
            <text:p>0,0738775489</text:p>
          </table:table-cell>
          <table:table-cell table:formula="of:=[.D34]*[.$E$1]" office:value-type="float" office:value="0.591020391584072">
            <text:p>0,5910203916</text:p>
          </table:table-cell>
          <table:table-cell table:formula="of:=ROUNDDOWN([.E34])" office:value-type="float" office:value="0">
            <text:p>0</text:p>
          </table:table-cell>
          <table:table-cell table:style-name="ce10" table:formula="of:=[.F34]*[.$G$1]" office:value-type="float" office:value="0">
            <text:p>0,0</text:p>
          </table:table-cell>
          <table:table-cell table:style-name="ce9" table:formula="of:=2^(-1*[.G34]/[.$H$1])" office:value-type="float" office:value="1">
            <text:p>1,000</text:p>
          </table:table-cell>
          <table:table-cell table:style-name="ce12" table:formula="of:=[.H34]*[.$I$1]" office:value-type="float" office:value="65535">
            <text:p>65535</text:p>
          </table:table-cell>
          <table:table-cell table:number-columns-repeated="1015"/>
        </table:table-row>
        <table:table-row table:style-name="ro1">
          <table:table-cell table:formula="of:=[.A34]+0.05" office:value-type="float" office:value="1.651">
            <text:p>1,651</text:p>
          </table:table-cell>
          <table:table-cell table:style-name="ce9" table:formula="of:=SIN([.A35]*PI())" office:value-type="float" office:value="-0.889575876378337">
            <text:p>-0,890</text:p>
          </table:table-cell>
          <table:table-cell table:style-name="ce9" table:formula="of:=ABS([.B35])" office:value-type="float" office:value="0.889575876378337">
            <text:p>0,890</text:p>
          </table:table-cell>
          <table:table-cell table:formula="of:=LOG(1/[.C35];2)" office:value-type="float" office:value="0.168810429466717">
            <text:p>0,1688104295</text:p>
          </table:table-cell>
          <table:table-cell table:formula="of:=[.D35]*[.$E$1]" office:value-type="float" office:value="1.35048343573374">
            <text:p>1,3504834357</text:p>
          </table:table-cell>
          <table:table-cell table:formula="of:=ROUNDDOWN([.E35])" office:value-type="float" office:value="1">
            <text:p>1</text:p>
          </table:table-cell>
          <table:table-cell table:style-name="ce10" table:formula="of:=[.F35]*[.$G$1]" office:value-type="float" office:value="16">
            <text:p>16,0</text:p>
          </table:table-cell>
          <table:table-cell table:style-name="ce9" table:formula="of:=2^(-1*[.G35]/[.$H$1])" office:value-type="float" office:value="0.917004043204671">
            <text:p>0,917</text:p>
          </table:table-cell>
          <table:table-cell table:style-name="ce12" table:formula="of:=[.H35]*[.$I$1]" office:value-type="float" office:value="60095.8599714181">
            <text:p>60096</text:p>
          </table:table-cell>
          <table:table-cell table:number-columns-repeated="1015"/>
        </table:table-row>
        <table:table-row table:style-name="ro1">
          <table:table-cell table:formula="of:=[.A35]+0.05" office:value-type="float" office:value="1.701">
            <text:p>1,701</text:p>
          </table:table-cell>
          <table:table-cell table:style-name="ce9" table:formula="of:=SIN([.A36]*PI())" office:value-type="float" office:value="-0.807166423246398">
            <text:p>-0,807</text:p>
          </table:table-cell>
          <table:table-cell table:style-name="ce9" table:formula="of:=ABS([.B36])" office:value-type="float" office:value="0.807166423246398">
            <text:p>0,807</text:p>
          </table:table-cell>
          <table:table-cell table:formula="of:=LOG(1/[.C36];2)" office:value-type="float" office:value="0.30906193286062">
            <text:p>0,3090619329</text:p>
          </table:table-cell>
          <table:table-cell table:formula="of:=[.D36]*[.$E$1]" office:value-type="float" office:value="2.47249546288496">
            <text:p>2,4724954629</text:p>
          </table:table-cell>
          <table:table-cell table:formula="of:=ROUNDDOWN([.E36])" office:value-type="float" office:value="2">
            <text:p>2</text:p>
          </table:table-cell>
          <table:table-cell table:style-name="ce10" table:formula="of:=[.F36]*[.$G$1]" office:value-type="float" office:value="32">
            <text:p>32,0</text:p>
          </table:table-cell>
          <table:table-cell table:style-name="ce9" table:formula="of:=2^(-1*[.G36]/[.$H$1])" office:value-type="float" office:value="0.840896415253715">
            <text:p>0,841</text:p>
          </table:table-cell>
          <table:table-cell table:style-name="ce12" table:formula="of:=[.H36]*[.$I$1]" office:value-type="float" office:value="55108.1465736522">
            <text:p>55108</text:p>
          </table:table-cell>
          <table:table-cell table:number-columns-repeated="1015"/>
        </table:table-row>
        <table:table-row table:style-name="ro1">
          <table:table-cell table:formula="of:=[.A36]+0.05" office:value-type="float" office:value="1.751">
            <text:p>1,751</text:p>
          </table:table-cell>
          <table:table-cell table:style-name="ce9" table:formula="of:=SIN([.A37]*PI())" office:value-type="float" office:value="-0.704881853942359">
            <text:p>-0,705</text:p>
          </table:table-cell>
          <table:table-cell table:style-name="ce9" table:formula="of:=ABS([.B37])" office:value-type="float" office:value="0.704881853942359">
            <text:p>0,705</text:p>
          </table:table-cell>
          <table:table-cell table:formula="of:=LOG(1/[.C37];2)" office:value-type="float" office:value="0.504546628886874">
            <text:p>0,5045466289</text:p>
          </table:table-cell>
          <table:table-cell table:formula="of:=[.D37]*[.$E$1]" office:value-type="float" office:value="4.03637303109499">
            <text:p>4,0363730311</text:p>
          </table:table-cell>
          <table:table-cell table:formula="of:=ROUNDDOWN([.E37])" office:value-type="float" office:value="4">
            <text:p>4</text:p>
          </table:table-cell>
          <table:table-cell table:style-name="ce10" table:formula="of:=[.F37]*[.$G$1]" office:value-type="float" office:value="64">
            <text:p>64,0</text:p>
          </table:table-cell>
          <table:table-cell table:style-name="ce9" table:formula="of:=2^(-1*[.G37]/[.$H$1])" office:value-type="float" office:value="0.707106781186548">
            <text:p>0,707</text:p>
          </table:table-cell>
          <table:table-cell table:style-name="ce12" table:formula="of:=[.H37]*[.$I$1]" office:value-type="float" office:value="46340.2429050604">
            <text:p>46340</text:p>
          </table:table-cell>
          <table:table-cell table:number-columns-repeated="1015"/>
        </table:table-row>
        <table:table-row table:style-name="ro1">
          <table:table-cell table:formula="of:=[.A37]+0.05" office:value-type="float" office:value="1.801">
            <text:p>1,801</text:p>
          </table:table-cell>
          <table:table-cell table:style-name="ce9" table:formula="of:=SIN([.A38]*PI())" office:value-type="float" office:value="-0.585240754025508">
            <text:p>-0,585</text:p>
          </table:table-cell>
          <table:table-cell table:style-name="ce9" table:formula="of:=ABS([.B38])" office:value-type="float" office:value="0.585240754025508">
            <text:p>0,585</text:p>
          </table:table-cell>
          <table:table-cell table:formula="of:=LOG(1/[.C38];2)" office:value-type="float" office:value="0.772897857907046">
            <text:p>0,7728978579</text:p>
          </table:table-cell>
          <table:table-cell table:formula="of:=[.D38]*[.$E$1]" office:value-type="float" office:value="6.18318286325636">
            <text:p>6,1831828633</text:p>
          </table:table-cell>
          <table:table-cell table:formula="of:=ROUNDDOWN([.E38])" office:value-type="float" office:value="6">
            <text:p>6</text:p>
          </table:table-cell>
          <table:table-cell table:style-name="ce10" table:formula="of:=[.F38]*[.$G$1]" office:value-type="float" office:value="96">
            <text:p>96,0</text:p>
          </table:table-cell>
          <table:table-cell table:style-name="ce9" table:formula="of:=2^(-1*[.G38]/[.$H$1])" office:value-type="float" office:value="0.594603557501361">
            <text:p>0,595</text:p>
          </table:table-cell>
          <table:table-cell table:style-name="ce12" table:formula="of:=[.H38]*[.$I$1]" office:value-type="float" office:value="38967.3441408517">
            <text:p>38967</text:p>
          </table:table-cell>
          <table:table-cell table:number-columns-repeated="1015"/>
        </table:table-row>
        <table:table-row table:style-name="ro1">
          <table:table-cell table:formula="of:=[.A38]+0.05" office:value-type="float" office:value="1.851">
            <text:p>1,851</text:p>
          </table:table-cell>
          <table:table-cell table:style-name="ce9" table:formula="of:=SIN([.A39]*PI())" office:value-type="float" office:value="-0.451189084441842">
            <text:p>-0,451</text:p>
          </table:table-cell>
          <table:table-cell table:style-name="ce9" table:formula="of:=ABS([.B39])" office:value-type="float" office:value="0.451189084441842">
            <text:p>0,451</text:p>
          </table:table-cell>
          <table:table-cell table:formula="of:=LOG(1/[.C39];2)" office:value-type="float" office:value="1.14819592965977">
            <text:p>1,1481959297</text:p>
          </table:table-cell>
          <table:table-cell table:formula="of:=[.D39]*[.$E$1]" office:value-type="float" office:value="9.18556743727819">
            <text:p>9,1855674373</text:p>
          </table:table-cell>
          <table:table-cell table:formula="of:=ROUNDDOWN([.E39])" office:value-type="float" office:value="9">
            <text:p>9</text:p>
          </table:table-cell>
          <table:table-cell table:style-name="ce10" table:formula="of:=[.F39]*[.$G$1]" office:value-type="float" office:value="144">
            <text:p>144,0</text:p>
          </table:table-cell>
          <table:table-cell table:style-name="ce9" table:formula="of:=2^(-1*[.G39]/[.$H$1])" office:value-type="float" office:value="0.458502021602336">
            <text:p>0,459</text:p>
          </table:table-cell>
          <table:table-cell table:style-name="ce12" table:formula="of:=[.H39]*[.$I$1]" office:value-type="float" office:value="30047.9299857091">
            <text:p>30048</text:p>
          </table:table-cell>
          <table:table-cell table:number-columns-repeated="1015"/>
        </table:table-row>
        <table:table-row table:style-name="ro1">
          <table:table-cell table:formula="of:=[.A39]+0.05" office:value-type="float" office:value="1.901">
            <text:p>1,901</text:p>
          </table:table-cell>
          <table:table-cell table:style-name="ce9" table:formula="of:=SIN([.A40]*PI())" office:value-type="float" office:value="-0.306027642188498">
            <text:p>-0,306</text:p>
          </table:table-cell>
          <table:table-cell table:style-name="ce9" table:formula="of:=ABS([.B40])" office:value-type="float" office:value="0.306027642188498">
            <text:p>0,306</text:p>
          </table:table-cell>
          <table:table-cell table:formula="of:=LOG(1/[.C40];2)" office:value-type="float" office:value="1.7082661235147">
            <text:p>1,7082661235</text:p>
          </table:table-cell>
          <table:table-cell table:formula="of:=[.D40]*[.$E$1]" office:value-type="float" office:value="13.6661289881176">
            <text:p>13,6661289881</text:p>
          </table:table-cell>
          <table:table-cell table:formula="of:=ROUNDDOWN([.E40])" office:value-type="float" office:value="13">
            <text:p>13</text:p>
          </table:table-cell>
          <table:table-cell table:style-name="ce10" table:formula="of:=[.F40]*[.$G$1]" office:value-type="float" office:value="208">
            <text:p>208,0</text:p>
          </table:table-cell>
          <table:table-cell table:style-name="ce9" table:formula="of:=2^(-1*[.G40]/[.$H$1])" office:value-type="float" office:value="0.324209888662752">
            <text:p>0,324</text:p>
          </table:table-cell>
          <table:table-cell table:style-name="ce12" table:formula="of:=[.H40]*[.$I$1]" office:value-type="float" office:value="21247.0950535135">
            <text:p>21247</text:p>
          </table:table-cell>
          <table:table-cell table:number-columns-repeated="1015"/>
        </table:table-row>
        <table:table-row table:style-name="ro1">
          <table:table-cell table:formula="of:=[.A40]+0.05" office:value-type="float" office:value="1.951">
            <text:p>1,951</text:p>
          </table:table-cell>
          <table:table-cell table:style-name="ce9" table:formula="of:=SIN([.A41]*PI())" office:value-type="float" office:value="-0.153330783736958">
            <text:p>-0,153</text:p>
          </table:table-cell>
          <table:table-cell table:style-name="ce9" table:formula="of:=ABS([.B41])" office:value-type="float" office:value="0.153330783736958">
            <text:p>0,153</text:p>
          </table:table-cell>
          <table:table-cell table:formula="of:=LOG(1/[.C41];2)" office:value-type="float" office:value="2.70528072348645">
            <text:p>2,7052807235</text:p>
          </table:table-cell>
          <table:table-cell table:formula="of:=[.D41]*[.$E$1]" office:value-type="float" office:value="21.6422457878916">
            <text:p>21,6422457879</text:p>
          </table:table-cell>
          <table:table-cell table:formula="of:=ROUNDDOWN([.E41])" office:value-type="float" office:value="21">
            <text:p>21</text:p>
          </table:table-cell>
          <table:table-cell table:style-name="ce10" table:formula="of:=[.F41]*[.$G$1]" office:value-type="float" office:value="336">
            <text:p>336,0</text:p>
          </table:table-cell>
          <table:table-cell table:style-name="ce9" table:formula="of:=2^(-1*[.G41]/[.$H$1])" office:value-type="float" office:value="0.162104944331376">
            <text:p>0,162</text:p>
          </table:table-cell>
          <table:table-cell table:style-name="ce12" table:formula="of:=[.H41]*[.$I$1]" office:value-type="float" office:value="10623.5475267567">
            <text:p>1062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9" table:formula="of:=SIN([.A42]*PI())" office:value-type="float" office:value="-2.44929359829471E-016">
            <text:p>0,000</text:p>
          </table:table-cell>
          <table:table-cell table:style-name="ce9" table:formula="of:=ABS([.B42])" office:value-type="float" office:value="2.44929359829471E-016">
            <text:p>0,000</text:p>
          </table:table-cell>
          <table:table-cell table:formula="of:=LOG(1/[.C42];2)" office:value-type="float" office:value="51.858483797209">
            <text:p>51,8584837972</text:p>
          </table:table-cell>
          <table:table-cell table:formula="of:=[.D42]*[.$E$1]" office:value-type="float" office:value="414.867870377672">
            <text:p>414,8678703777</text:p>
          </table:table-cell>
          <table:table-cell table:formula="of:=ROUNDDOWN([.E42])" office:value-type="float" office:value="414">
            <text:p>414</text:p>
          </table:table-cell>
          <table:table-cell table:style-name="ce10" table:formula="of:=[.F42]*[.$G$1]" office:value-type="float" office:value="6624">
            <text:p>6624,0</text:p>
          </table:table-cell>
          <table:table-cell table:style-name="ce9" table:formula="of:=2^(-1*[.G42]/[.$H$1])" office:value-type="float" office:value="2.64057024024815E-016">
            <text:p>0,000</text:p>
          </table:table-cell>
          <table:table-cell table:style-name="ce12" table:formula="of:=[.H42]*[.$I$1]" office:value-type="float" office:value="0.0000000000173049770694663">
            <text:p>0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1" number:grouping="true"/>
    </number:number-style>
    <number:number-style style:name="N109">
      <number:number number:decimal-places="3" number:min-integer-digits="1"/>
    </number:number-style>
    <number:number-style style:name="N110">
      <number:text>x  </number:text>
      <number:number number:min-integer-digits="1"/>
      <number:text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Tejada Gómez</meta:initial-creator>
    <meta:creation-date>2013-05-15T21:20:03</meta:creation-date>
    <dc:date>2013-05-17T23:27:37</dc:date>
    <dc:creator>José Tejada Gómez</dc:creator>
    <meta:editing-duration>PT11M49S</meta:editing-duration>
    <meta:editing-cycles>6</meta:editing-cycles>
    <meta:generator>LibreOffice/3.5$Linux_X86_64 LibreOffice_project/350m1$Build-2</meta:generator>
    <meta:document-statistic meta:table-count="3" meta:cell-count="2525" meta:object-count="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F</mi>
              <mo stretchy="false">=</mo>
              <mfrac>
                <mrow>
                  <mn>144</mn>
                  <msub>
                    <mi>f</mi>
                    <mi mathvariant="italic">note</mi>
                  </msub>
                  <msup>
                    <mn>2</mn>
                    <mn>20</mn>
                  </msup>
                </mrow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</mfrac>
            </mrow>
          </mrow>
        </mtd>
      </mtr>
      <mtr>
        <mtd>
          <mrow>
            <mrow>
              <msub>
                <mi>f</mi>
                <mi mathvariant="italic">note</mi>
              </msub>
              <mo stretchy="false">=</mo>
              <mi>F</mi>
            </mrow>
            <mrow>
              <mfrac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  <mrow>
                  <mrow>
                    <mn>144</mn>
                    <mo stretchy="false">×</mo>
                    <msup>
                      <mn>2</mn>
                      <mn>20</mn>
                    </msup>
                  </mrow>
                </mrow>
              </mfrac>
              <mo stretchy="false">=</mo>
              <mi mathvariant="italic">kF</mi>
            </mrow>
            <msub>
              <mo stretchy="false">Φ</mo>
              <mi>M</mi>
            </msub>
          </mrow>
        </mtd>
      </mtr>
    </mtable>
    <annotation encoding="StarMath 5.0">F={ 144 f_note 2^20} over { alignc %PHI_M 2 ^ {B-1} } newline
f_note = F { alignc %PHI_M 2 ^ {B-1} } over { 144 times 2^20} = kF%PHI_M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'MAME table'.A2:'MAME table'.B1025" svg:x="0.77cm" svg:y="0.855cm" svg:width="11.553cm" svg:height="7.545cm">
          <chartooo:coordinate-region svg:x="2.053cm" svg:y="1.054cm" svg:width="10.2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AME table'.A2:'MAME table'.A1025" chart:class="chart:line">
            <chart:data-point chart:repeated="1024"/>
          </chart:series>
          <chart:series chart:style-name="ch7" chart:values-cell-range-address="'MAME table'.B2:'MAME table'.B1025" chart:class="chart:line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4">
                <text:p>4274</text:p>
                <draw:g>
                  <svg:desc>'MAME table'.A2:'MAME table'.A1025</svg:desc>
                </draw:g>
              </table:table-cell>
              <table:table-cell office:value-type="float" office:value="25">
                <text:p>25</text:p>
                <draw:g>
                  <svg:desc>'MAME table'.B2:'MAME table'.B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62">
                <text:p>34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6">
                <text:p>30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8">
                <text:p>2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2">
                <text:p>26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4">
                <text:p>25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0">
                <text:p>23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4">
                <text:p>22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2">
                <text:p>21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6">
                <text:p>20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8">
                <text:p>19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8">
                <text:p>1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0">
                <text:p>18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8">
                <text:p>17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2">
                <text:p>169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0">
                <text:p>16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8">
                <text:p>16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0">
                <text:p>15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4">
                <text:p>1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8">
                <text:p>149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4">
                <text:p>14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4">
                <text:p>14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2">
                <text:p>14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4">
                <text:p>13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8">
                <text:p>131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2">
                <text:p>129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66">
                <text:p>12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2">
                <text:p>12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8">
                <text:p>121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6">
                <text:p>119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4">
                <text:p>11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2">
                <text:p>115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2">
                <text:p>11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2">
                <text:p>111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2">
                <text:p>109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2">
                <text:p>107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4">
                <text:p>105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">
                <text:p>103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8">
                <text:p>1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">
                <text:p>10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4">
                <text:p>9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8">
                <text:p>96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2">
                <text:p>95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6">
                <text:p>93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">
                <text:p>9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6">
                <text:p>90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2">
                <text:p>8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8">
                <text:p>87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">
                <text:p>8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0">
                <text:p>85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6">
                <text:p>83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2">
                <text:p>8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0">
                <text:p>81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8">
                <text:p>79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4">
                <text:p>7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">
                <text:p>7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0">
                <text:p>7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">
                <text:p>7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8">
                <text:p>73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6">
                <text:p>72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6">
                <text:p>71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4">
                <text:p>70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4">
                <text:p>69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2">
                <text:p>68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">
                <text:p>67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2">
                <text:p>662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2">
                <text:p>65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2">
                <text:p>642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2">
                <text:p>63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2">
                <text:p>62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4">
                <text:p>61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4">
                <text:p>6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4">
                <text:p>59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6">
                <text:p>58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8">
                <text:p>5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8">
                <text:p>5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0">
                <text:p>5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2">
                <text:p>552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2">
                <text:p>5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4">
                <text:p>5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6">
                <text:p>526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8">
                <text:p>51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0">
                <text:p>51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2">
                <text:p>50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6">
                <text:p>496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">
                <text:p>48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0">
                <text:p>48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2">
                <text:p>47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6">
                <text:p>466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8">
                <text:p>458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2">
                <text:p>4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8">
                <text:p>43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0">
                <text:p>43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4">
                <text:p>424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">
                <text:p>41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0">
                <text:p>41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4">
                <text:p>404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8">
                <text:p>39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2">
                <text:p>39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6">
                <text:p>38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">
                <text:p>38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4">
                <text:p>37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8">
                <text:p>368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">
                <text:p>36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6">
                <text:p>35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">
                <text:p>3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">
                <text:p>34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8">
                <text:p>33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">
                <text:p>33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">
                <text:p>32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8">
                <text:p>318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2">
                <text:p>31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">
                <text:p>30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2">
                <text:p>3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6">
                <text:p>29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2">
                <text:p>292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6">
                <text:p>28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">
                <text:p>28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6">
                <text:p>276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2">
                <text:p>27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">
                <text:p>26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">
                <text:p>262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">
                <text:p>25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4">
                <text:p>244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">
                <text:p>24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">
                <text:p>23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8">
                <text:p>2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4">
                <text:p>22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0">
                <text:p>22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6">
                <text:p>21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">
                <text:p>21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">
                <text:p>20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">
                <text:p>20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6">
                <text:p>19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">
                <text:p>19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8">
                <text:p>1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4">
                <text:p>18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2">
                <text:p>18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8">
                <text:p>178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4">
                <text:p>17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">
                <text:p>14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">
                <text:p>14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0">
                <text:p>14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">
                <text:p>13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">
                <text:p>13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">
                <text:p>12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6">
                <text:p>12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">
                <text:p>12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">
                <text:p>1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">
                <text:p>11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4">
                <text:p>1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">
                <text:p>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">
                <text:p>9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">
                <text:p>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">
                <text:p>94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2">
                <text:p>92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">
                <text:p>9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">
                <text:p>86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">
                <text:p>82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">
                <text:p>76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">
                <text:p>7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">
                <text:p>72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">
                <text:p>70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">
                <text:p>6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6">
                <text:p>56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">
                <text:p>5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">
                <text:p>48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">
                <text:p>4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">
                <text:p>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">
                <text:p>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">
                <text:p>2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">
                <text:p>10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">
                <text:p>16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">
                <text:p>2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">
                <text:p>2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">
                <text:p>2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">
                <text:p>32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">
                <text:p>34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">
                <text:p>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">
                <text:p>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">
                <text:p>4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">
                <text:p>44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">
                <text:p>4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">
                <text:p>48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">
                <text:p>5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">
                <text:p>5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">
                <text:p>56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">
                <text:p>58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">
                <text:p>60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">
                <text:p>62</text:p>
              </table:table-cell>
              <table:table-cell office:value-type="float" office:value="7512">
                <text:p>7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">
                <text:p>64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6">
                <text:p>6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">
                <text:p>72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4">
                <text:p>7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6">
                <text:p>76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">
                <text:p>78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">
                <text:p>80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">
                <text:p>82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4">
                <text:p>84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">
                <text:p>86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">
                <text:p>90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2">
                <text:p>92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">
                <text:p>94</text:p>
              </table:table-cell>
              <table:table-cell office:value-type="float" office:value="7192">
                <text:p>7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">
                <text:p>96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">
                <text:p>98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">
                <text:p>10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4">
                <text:p>10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6">
                <text:p>106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">
                <text:p>11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2">
                <text:p>11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4">
                <text:p>1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8">
                <text:p>11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0">
                <text:p>120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4">
                <text:p>124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6">
                <text:p>126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8">
                <text:p>12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2">
                <text:p>132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4">
                <text:p>134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">
                <text:p>13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">
                <text:p>14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">
                <text:p>14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">
                <text:p>148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">
                <text:p>150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4">
                <text:p>154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">
                <text:p>156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4">
                <text:p>16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">
                <text:p>166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0">
                <text:p>170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4">
                <text:p>174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">
                <text:p>178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">
                <text:p>18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">
                <text:p>18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8">
                <text:p>1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2">
                <text:p>19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6">
                <text:p>196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">
                <text:p>20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">
                <text:p>20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8">
                <text:p>208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2">
                <text:p>21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6">
                <text:p>21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0">
                <text:p>220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">
                <text:p>22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8">
                <text:p>2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2">
                <text:p>232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6">
                <text:p>236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0">
                <text:p>24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">
                <text:p>244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0">
                <text:p>250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4">
                <text:p>254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8">
                <text:p>25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2">
                <text:p>262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8">
                <text:p>26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2">
                <text:p>272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6">
                <text:p>276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2">
                <text:p>282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6">
                <text:p>286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2">
                <text:p>292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">
                <text:p>29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2">
                <text:p>3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6">
                <text:p>306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2">
                <text:p>312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18">
                <text:p>318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2">
                <text:p>322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28">
                <text:p>328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4">
                <text:p>33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8">
                <text:p>33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4">
                <text:p>344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0">
                <text:p>350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6">
                <text:p>35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2">
                <text:p>36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8">
                <text:p>368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74">
                <text:p>37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0">
                <text:p>38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6">
                <text:p>386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2">
                <text:p>39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8">
                <text:p>39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4">
                <text:p>404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0">
                <text:p>41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8">
                <text:p>418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4">
                <text:p>424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0">
                <text:p>43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8">
                <text:p>43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4">
                <text:p>44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2">
                <text:p>4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8">
                <text:p>458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6">
                <text:p>466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2">
                <text:p>47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0">
                <text:p>48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8">
                <text:p>48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6">
                <text:p>496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2">
                <text:p>50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0">
                <text:p>51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8">
                <text:p>51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6">
                <text:p>526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4">
                <text:p>5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2">
                <text:p>54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2">
                <text:p>552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0">
                <text:p>5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8">
                <text:p>56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8">
                <text:p>57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6">
                <text:p>58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4">
                <text:p>594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4">
                <text:p>604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4">
                <text:p>61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2">
                <text:p>62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2">
                <text:p>63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2">
                <text:p>642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2">
                <text:p>65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2">
                <text:p>662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72">
                <text:p>67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2">
                <text:p>68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4">
                <text:p>69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4">
                <text:p>70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6">
                <text:p>716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26">
                <text:p>726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8">
                <text:p>73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0">
                <text:p>7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0">
                <text:p>76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72">
                <text:p>772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84">
                <text:p>78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8">
                <text:p>79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0">
                <text:p>81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2">
                <text:p>82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6">
                <text:p>836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50">
                <text:p>85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64">
                <text:p>8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8">
                <text:p>87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2">
                <text:p>8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6">
                <text:p>90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2">
                <text:p>922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6">
                <text:p>93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52">
                <text:p>95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8">
                <text:p>968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4">
                <text:p>98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2">
                <text:p>100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18">
                <text:p>101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6">
                <text:p>103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54">
                <text:p>1054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2">
                <text:p>107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92">
                <text:p>109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12">
                <text:p>111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32">
                <text:p>113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52">
                <text:p>1152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4">
                <text:p>11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6">
                <text:p>119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18">
                <text:p>121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42">
                <text:p>124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6">
                <text:p>126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92">
                <text:p>1292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8">
                <text:p>131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44">
                <text:p>134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74">
                <text:p>137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02">
                <text:p>14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34">
                <text:p>14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4">
                <text:p>1464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8">
                <text:p>149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34">
                <text:p>15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0">
                <text:p>157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08">
                <text:p>1608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0">
                <text:p>16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92">
                <text:p>169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88">
                <text:p>17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40">
                <text:p>184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98">
                <text:p>1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58">
                <text:p>19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26">
                <text:p>20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00">
                <text:p>21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82">
                <text:p>21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74">
                <text:p>22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80">
                <text:p>23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4">
                <text:p>25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52">
                <text:p>26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38">
                <text:p>2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86">
                <text:p>30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62">
                <text:p>34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74">
                <text:p>4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75">
                <text:p>42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63">
                <text:p>34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87">
                <text:p>3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39">
                <text:p>28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653">
                <text:p>265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05">
                <text:p>250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81">
                <text:p>238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75">
                <text:p>227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83">
                <text:p>218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01">
                <text:p>210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7">
                <text:p>2027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59">
                <text:p>1959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99">
                <text:p>1899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41">
                <text:p>1841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9">
                <text:p>1789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39">
                <text:p>1739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3">
                <text:p>169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1">
                <text:p>1651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09">
                <text:p>160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1">
                <text:p>1571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35">
                <text:p>153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9">
                <text:p>1499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5">
                <text:p>146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35">
                <text:p>143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03">
                <text:p>1403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5">
                <text:p>137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5">
                <text:p>1345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9">
                <text:p>1319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3">
                <text:p>1293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67">
                <text:p>126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43">
                <text:p>124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19">
                <text:p>121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97">
                <text:p>1197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75">
                <text:p>11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53">
                <text:p>11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33">
                <text:p>113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3">
                <text:p>111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3">
                <text:p>1093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73">
                <text:p>107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55">
                <text:p>105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37">
                <text:p>1037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19">
                <text:p>1019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3">
                <text:p>1003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85">
                <text:p>985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69">
                <text:p>969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53">
                <text:p>953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7">
                <text:p>937</text:p>
              </table:table-cell>
              <table:table-cell office:value-type="float" office:value="-2300">
                <text:p>-23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23">
                <text:p>923</text:p>
              </table:table-cell>
              <table:table-cell office:value-type="float" office:value="-2344">
                <text:p>-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07">
                <text:p>907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3">
                <text:p>893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79">
                <text:p>87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65">
                <text:p>865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1">
                <text:p>851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">
                <text:p>837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23">
                <text:p>82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11">
                <text:p>811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99">
                <text:p>799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85">
                <text:p>785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3">
                <text:p>773</text:p>
              </table:table-cell>
              <table:table-cell office:value-type="float" office:value="-2872">
                <text:p>-28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61">
                <text:p>761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1">
                <text:p>751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9">
                <text:p>739</text:p>
              </table:table-cell>
              <table:table-cell office:value-type="float" office:value="-3008">
                <text:p>-30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7">
                <text:p>72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7">
                <text:p>717</text:p>
              </table:table-cell>
              <table:table-cell office:value-type="float" office:value="-3100">
                <text:p>-3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5">
                <text:p>705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5">
                <text:p>695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3">
                <text:p>683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73">
                <text:p>673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3">
                <text:p>663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3">
                <text:p>653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3">
                <text:p>643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3">
                <text:p>633</text:p>
              </table:table-cell>
              <table:table-cell office:value-type="float" office:value="-3472">
                <text:p>-34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23">
                <text:p>623</text:p>
              </table:table-cell>
              <table:table-cell office:value-type="float" office:value="-3520">
                <text:p>-35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5">
                <text:p>615</text:p>
              </table:table-cell>
              <table:table-cell office:value-type="float" office:value="-3558">
                <text:p>-35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5">
                <text:p>605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5">
                <text:p>595</text:p>
              </table:table-cell>
              <table:table-cell office:value-type="float" office:value="-3656">
                <text:p>-3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7">
                <text:p>58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79">
                <text:p>579</text:p>
              </table:table-cell>
              <table:table-cell office:value-type="float" office:value="-3736">
                <text:p>-37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9">
                <text:p>569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1">
                <text:p>561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3">
                <text:p>553</text:p>
              </table:table-cell>
              <table:table-cell office:value-type="float" office:value="-3870">
                <text:p>-38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43">
                <text:p>543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35">
                <text:p>535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7">
                <text:p>527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19">
                <text:p>519</text:p>
              </table:table-cell>
              <table:table-cell office:value-type="float" office:value="-4052">
                <text:p>-4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11">
                <text:p>511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3">
                <text:p>503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7">
                <text:p>497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89">
                <text:p>489</text:p>
              </table:table-cell>
              <table:table-cell office:value-type="float" office:value="-4220">
                <text:p>-42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81">
                <text:p>481</text:p>
              </table:table-cell>
              <table:table-cell office:value-type="float" office:value="-4264">
                <text:p>-42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3">
                <text:p>47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67">
                <text:p>467</text:p>
              </table:table-cell>
              <table:table-cell office:value-type="float" office:value="-4348">
                <text:p>-43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59">
                <text:p>459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3">
                <text:p>453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45">
                <text:p>44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9">
                <text:p>439</text:p>
              </table:table-cell>
              <table:table-cell office:value-type="float" office:value="-4516">
                <text:p>-45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1">
                <text:p>431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5">
                <text:p>425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9">
                <text:p>419</text:p>
              </table:table-cell>
              <table:table-cell office:value-type="float" office:value="-4640">
                <text:p>-464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1">
                <text:p>411</text:p>
              </table:table-cell>
              <table:table-cell office:value-type="float" office:value="-4688">
                <text:p>-46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5">
                <text:p>405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9">
                <text:p>399</text:p>
              </table:table-cell>
              <table:table-cell office:value-type="float" office:value="-4768">
                <text:p>-47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3">
                <text:p>393</text:p>
              </table:table-cell>
              <table:table-cell office:value-type="float" office:value="-4804">
                <text:p>-4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7">
                <text:p>387</text:p>
              </table:table-cell>
              <table:table-cell office:value-type="float" office:value="-4844">
                <text:p>-4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1">
                <text:p>381</text:p>
              </table:table-cell>
              <table:table-cell office:value-type="float" office:value="-4884">
                <text:p>-48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5">
                <text:p>375</text:p>
              </table:table-cell>
              <table:table-cell office:value-type="float" office:value="-4924">
                <text:p>-49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69">
                <text:p>369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3">
                <text:p>363</text:p>
              </table:table-cell>
              <table:table-cell office:value-type="float" office:value="-5004">
                <text:p>-50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7">
                <text:p>357</text:p>
              </table:table-cell>
              <table:table-cell office:value-type="float" office:value="-5044">
                <text:p>-50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1">
                <text:p>351</text:p>
              </table:table-cell>
              <table:table-cell office:value-type="float" office:value="-5088">
                <text:p>-50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5">
                <text:p>345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39">
                <text:p>339</text:p>
              </table:table-cell>
              <table:table-cell office:value-type="float" office:value="-5168">
                <text:p>-5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5">
                <text:p>335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29">
                <text:p>329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3">
                <text:p>323</text:p>
              </table:table-cell>
              <table:table-cell office:value-type="float" office:value="-5284">
                <text:p>-52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9">
                <text:p>319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3">
                <text:p>313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7">
                <text:p>30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3">
                <text:p>303</text:p>
              </table:table-cell>
              <table:table-cell office:value-type="float" office:value="-5428">
                <text:p>-54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7">
                <text:p>297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3">
                <text:p>293</text:p>
              </table:table-cell>
              <table:table-cell office:value-type="float" office:value="-5504">
                <text:p>-55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7">
                <text:p>287</text:p>
              </table:table-cell>
              <table:table-cell office:value-type="float" office:value="-5548">
                <text:p>-55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3">
                <text:p>283</text:p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77">
                <text:p>277</text:p>
              </table:table-cell>
              <table:table-cell office:value-type="float" office:value="-5624">
                <text:p>-56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3">
                <text:p>273</text:p>
              </table:table-cell>
              <table:table-cell office:value-type="float" office:value="-5652">
                <text:p>-56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9">
                <text:p>269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3">
                <text:p>263</text:p>
              </table:table-cell>
              <table:table-cell office:value-type="float" office:value="-5732">
                <text:p>-57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9">
                <text:p>259</text:p>
              </table:table-cell>
              <table:table-cell office:value-type="float" office:value="-5760">
                <text:p>-576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5">
                <text:p>255</text:p>
              </table:table-cell>
              <table:table-cell office:value-type="float" office:value="-5792">
                <text:p>-57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1">
                <text:p>251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45">
                <text:p>245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1">
                <text:p>241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7">
                <text:p>237</text:p>
              </table:table-cell>
              <table:table-cell office:value-type="float" office:value="-5936">
                <text:p>-59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3">
                <text:p>23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9">
                <text:p>229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5">
                <text:p>225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1">
                <text:p>221</text:p>
              </table:table-cell>
              <table:table-cell office:value-type="float" office:value="-6064">
                <text:p>-60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7">
                <text:p>217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3">
                <text:p>213</text:p>
              </table:table-cell>
              <table:table-cell office:value-type="float" office:value="-6132">
                <text:p>-61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9">
                <text:p>209</text:p>
              </table:table-cell>
              <table:table-cell office:value-type="float" office:value="-6164">
                <text:p>-61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">
                <text:p>205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1">
                <text:p>201</text:p>
              </table:table-cell>
              <table:table-cell office:value-type="float" office:value="-6232">
                <text:p>-62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7">
                <text:p>197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3">
                <text:p>193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9">
                <text:p>189</text:p>
              </table:table-cell>
              <table:table-cell office:value-type="float" office:value="-6336">
                <text:p>-6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5">
                <text:p>185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3">
                <text:p>183</text:p>
              </table:table-cell>
              <table:table-cell office:value-type="float" office:value="-6384">
                <text:p>-63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">
                <text:p>179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5">
                <text:p>175</text:p>
              </table:table-cell>
              <table:table-cell office:value-type="float" office:value="-6456">
                <text:p>-64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1">
                <text:p>171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7">
                <text:p>167</text:p>
              </table:table-cell>
              <table:table-cell office:value-type="float" office:value="-6524">
                <text:p>-65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">
                <text:p>165</text:p>
              </table:table-cell>
              <table:table-cell office:value-type="float" office:value="-6544">
                <text:p>-6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1">
                <text:p>161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">
                <text:p>157</text:p>
              </table:table-cell>
              <table:table-cell office:value-type="float" office:value="-6616">
                <text:p>-66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5">
                <text:p>155</text:p>
              </table:table-cell>
              <table:table-cell office:value-type="float" office:value="-6632">
                <text:p>-66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">
                <text:p>151</text:p>
              </table:table-cell>
              <table:table-cell office:value-type="float" office:value="-6668">
                <text:p>-66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">
                <text:p>149</text:p>
              </table:table-cell>
              <table:table-cell office:value-type="float" office:value="-6688">
                <text:p>-66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5">
                <text:p>145</text:p>
              </table:table-cell>
              <table:table-cell office:value-type="float" office:value="-6724">
                <text:p>-67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1">
                <text:p>141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9">
                <text:p>139</text:p>
              </table:table-cell>
              <table:table-cell office:value-type="float" office:value="-6776">
                <text:p>-67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">
                <text:p>135</text:p>
              </table:table-cell>
              <table:table-cell office:value-type="float" office:value="-6816">
                <text:p>-68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6832">
                <text:p>-68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9">
                <text:p>129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7">
                <text:p>127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5">
                <text:p>125</text:p>
              </table:table-cell>
              <table:table-cell office:value-type="float" office:value="-6908">
                <text:p>-69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1">
                <text:p>121</text:p>
              </table:table-cell>
              <table:table-cell office:value-type="float" office:value="-6944">
                <text:p>-69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9">
                <text:p>119</text:p>
              </table:table-cell>
              <table:table-cell office:value-type="float" office:value="-6964">
                <text:p>-69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5">
                <text:p>115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3">
                <text:p>113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1">
                <text:p>111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7">
                <text:p>107</text:p>
              </table:table-cell>
              <table:table-cell office:value-type="float" office:value="-7076">
                <text:p>-70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5">
                <text:p>105</text:p>
              </table:table-cell>
              <table:table-cell office:value-type="float" office:value="-7096">
                <text:p>-70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3">
                <text:p>103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">
                <text:p>99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  <table:table-cell office:value-type="float" office:value="-7176">
                <text:p>-71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5">
                <text:p>95</text:p>
              </table:table-cell>
              <table:table-cell office:value-type="float" office:value="-7192">
                <text:p>-71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">
                <text:p>9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1">
                <text:p>91</text:p>
              </table:table-cell>
              <table:table-cell office:value-type="float" office:value="-7232">
                <text:p>-72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7">
                <text:p>87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5">
                <text:p>85</text:p>
              </table:table-cell>
              <table:table-cell office:value-type="float" office:value="-7292">
                <text:p>-72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">
                <text:p>83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-7332">
                <text:p>-73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">
                <text:p>79</text:p>
              </table:table-cell>
              <table:table-cell office:value-type="float" office:value="-7352">
                <text:p>-73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">
                <text:p>77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-7392">
                <text:p>-73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3">
                <text:p>73</text:p>
              </table:table-cell>
              <table:table-cell office:value-type="float" office:value="-7412">
                <text:p>-7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">
                <text:p>71</text:p>
              </table:table-cell>
              <table:table-cell office:value-type="float" office:value="-7432">
                <text:p>-7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  <table:table-cell office:value-type="float" office:value="-7452">
                <text:p>-74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7">
                <text:p>67</text:p>
              </table:table-cell>
              <table:table-cell office:value-type="float" office:value="-7472">
                <text:p>-74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5">
                <text:p>65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3">
                <text:p>63</text:p>
              </table:table-cell>
              <table:table-cell office:value-type="float" office:value="-7512">
                <text:p>-75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">
                <text:p>61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9">
                <text:p>59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7">
                <text:p>57</text:p>
              </table:table-cell>
              <table:table-cell office:value-type="float" office:value="-7572">
                <text:p>-75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">
                <text:p>55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3">
                <text:p>53</text:p>
              </table:table-cell>
              <table:table-cell office:value-type="float" office:value="-7616">
                <text:p>-76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-7636">
                <text:p>-76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">
                <text:p>49</text:p>
              </table:table-cell>
              <table:table-cell office:value-type="float" office:value="-7656">
                <text:p>-76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5">
                <text:p>45</text:p>
              </table:table-cell>
              <table:table-cell office:value-type="float" office:value="-7696">
                <text:p>-7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">
                <text:p>43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">
                <text:p>39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">
                <text:p>37</text:p>
              </table:table-cell>
              <table:table-cell office:value-type="float" office:value="-7780">
                <text:p>-77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">
                <text:p>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">
                <text:p>2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">
                <text:p>23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-8168">
                <text:p>-81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  <table:table-cell office:value-type="float" office:value="-8148">
                <text:p>-81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">
                <text:p>5</text:p>
              </table:table-cell>
              <table:table-cell office:value-type="float" office:value="-8124">
                <text:p>-8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">
                <text:p>7</text:p>
              </table:table-cell>
              <table:table-cell office:value-type="float" office:value="-8104">
                <text:p>-81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">
                <text:p>9</text:p>
              </table:table-cell>
              <table:table-cell office:value-type="float" office:value="-8080">
                <text:p>-80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">
                <text:p>11</text:p>
              </table:table-cell>
              <table:table-cell office:value-type="float" office:value="-8060">
                <text:p>-806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">
                <text:p>13</text:p>
              </table:table-cell>
              <table:table-cell office:value-type="float" office:value="-8040">
                <text:p>-804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">
                <text:p>15</text:p>
              </table:table-cell>
              <table:table-cell office:value-type="float" office:value="-8016">
                <text:p>-80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">
                <text:p>17</text:p>
              </table:table-cell>
              <table:table-cell office:value-type="float" office:value="-7996">
                <text:p>-79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">
                <text:p>19</text:p>
              </table:table-cell>
              <table:table-cell office:value-type="float" office:value="-7972">
                <text:p>-797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">
                <text:p>21</text:p>
              </table:table-cell>
              <table:table-cell office:value-type="float" office:value="-7952">
                <text:p>-79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">
                <text:p>23</text:p>
              </table:table-cell>
              <table:table-cell office:value-type="float" office:value="-7932">
                <text:p>-79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">
                <text:p>25</text:p>
              </table:table-cell>
              <table:table-cell office:value-type="float" office:value="-7908">
                <text:p>-7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">
                <text:p>27</text:p>
              </table:table-cell>
              <table:table-cell office:value-type="float" office:value="-7888">
                <text:p>-78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">
                <text:p>29</text:p>
              </table:table-cell>
              <table:table-cell office:value-type="float" office:value="-7864">
                <text:p>-78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1">
                <text:p>31</text:p>
              </table:table-cell>
              <table:table-cell office:value-type="float" office:value="-7844">
                <text:p>-78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3">
                <text:p>33</text:p>
              </table:table-cell>
              <table:table-cell office:value-type="float" office:value="-7824">
                <text:p>-78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">
                <text:p>35</text:p>
              </table:table-cell>
              <table:table-cell office:value-type="float" office:value="-7804">
                <text:p>-7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7">
                <text:p>37</text:p>
              </table:table-cell>
              <table:table-cell office:value-type="float" office:value="-7780">
                <text:p>-77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9">
                <text:p>39</text:p>
              </table:table-cell>
              <table:table-cell office:value-type="float" office:value="-7760">
                <text:p>-776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">
                <text:p>41</text:p>
              </table:table-cell>
              <table:table-cell office:value-type="float" office:value="-7740">
                <text:p>-77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">
                <text:p>43</text:p>
              </table:table-cell>
              <table:table-cell office:value-type="float" office:value="-7720">
                <text:p>-77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5">
                <text:p>45</text:p>
              </table:table-cell>
              <table:table-cell office:value-type="float" office:value="-7696">
                <text:p>-76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">
                <text:p>47</text:p>
              </table:table-cell>
              <table:table-cell office:value-type="float" office:value="-7676">
                <text:p>-76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9">
                <text:p>49</text:p>
              </table:table-cell>
              <table:table-cell office:value-type="float" office:value="-7656">
                <text:p>-76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1">
                <text:p>51</text:p>
              </table:table-cell>
              <table:table-cell office:value-type="float" office:value="-7636">
                <text:p>-76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3">
                <text:p>53</text:p>
              </table:table-cell>
              <table:table-cell office:value-type="float" office:value="-7616">
                <text:p>-76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-7592">
                <text:p>-75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7">
                <text:p>57</text:p>
              </table:table-cell>
              <table:table-cell office:value-type="float" office:value="-7572">
                <text:p>-75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9">
                <text:p>59</text:p>
              </table:table-cell>
              <table:table-cell office:value-type="float" office:value="-7552">
                <text:p>-75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">
                <text:p>61</text:p>
              </table:table-cell>
              <table:table-cell office:value-type="float" office:value="-7532">
                <text:p>-75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3">
                <text:p>63</text:p>
              </table:table-cell>
              <table:table-cell office:value-type="float" office:value="-7512">
                <text:p>-75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5">
                <text:p>65</text:p>
              </table:table-cell>
              <table:table-cell office:value-type="float" office:value="-7492">
                <text:p>-74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7">
                <text:p>67</text:p>
              </table:table-cell>
              <table:table-cell office:value-type="float" office:value="-7472">
                <text:p>-74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9">
                <text:p>69</text:p>
              </table:table-cell>
              <table:table-cell office:value-type="float" office:value="-7452">
                <text:p>-74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1">
                <text:p>71</text:p>
              </table:table-cell>
              <table:table-cell office:value-type="float" office:value="-7432">
                <text:p>-74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">
                <text:p>73</text:p>
              </table:table-cell>
              <table:table-cell office:value-type="float" office:value="-7412">
                <text:p>-74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5">
                <text:p>75</text:p>
              </table:table-cell>
              <table:table-cell office:value-type="float" office:value="-7392">
                <text:p>-73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">
                <text:p>77</text:p>
              </table:table-cell>
              <table:table-cell office:value-type="float" office:value="-7372">
                <text:p>-73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9">
                <text:p>79</text:p>
              </table:table-cell>
              <table:table-cell office:value-type="float" office:value="-7352">
                <text:p>-73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1">
                <text:p>81</text:p>
              </table:table-cell>
              <table:table-cell office:value-type="float" office:value="-7332">
                <text:p>-73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">
                <text:p>83</text:p>
              </table:table-cell>
              <table:table-cell office:value-type="float" office:value="-7312">
                <text:p>-73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">
                <text:p>85</text:p>
              </table:table-cell>
              <table:table-cell office:value-type="float" office:value="-7292">
                <text:p>-72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7">
                <text:p>87</text:p>
              </table:table-cell>
              <table:table-cell office:value-type="float" office:value="-7272">
                <text:p>-72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1">
                <text:p>91</text:p>
              </table:table-cell>
              <table:table-cell office:value-type="float" office:value="-7232">
                <text:p>-72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3">
                <text:p>93</text:p>
              </table:table-cell>
              <table:table-cell office:value-type="float" office:value="-7212">
                <text:p>-72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">
                <text:p>95</text:p>
              </table:table-cell>
              <table:table-cell office:value-type="float" office:value="-7192">
                <text:p>-71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">
                <text:p>97</text:p>
              </table:table-cell>
              <table:table-cell office:value-type="float" office:value="-7176">
                <text:p>-71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">
                <text:p>99</text:p>
              </table:table-cell>
              <table:table-cell office:value-type="float" office:value="-7156">
                <text:p>-71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3">
                <text:p>103</text:p>
              </table:table-cell>
              <table:table-cell office:value-type="float" office:value="-7116">
                <text:p>-71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">
                <text:p>105</text:p>
              </table:table-cell>
              <table:table-cell office:value-type="float" office:value="-7096">
                <text:p>-70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7">
                <text:p>107</text:p>
              </table:table-cell>
              <table:table-cell office:value-type="float" office:value="-7076">
                <text:p>-70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1">
                <text:p>111</text:p>
              </table:table-cell>
              <table:table-cell office:value-type="float" office:value="-7040">
                <text:p>-70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3">
                <text:p>113</text:p>
              </table:table-cell>
              <table:table-cell office:value-type="float" office:value="-7020">
                <text:p>-70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5">
                <text:p>115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9">
                <text:p>119</text:p>
              </table:table-cell>
              <table:table-cell office:value-type="float" office:value="-6964">
                <text:p>-69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1">
                <text:p>121</text:p>
              </table:table-cell>
              <table:table-cell office:value-type="float" office:value="-6944">
                <text:p>-69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5">
                <text:p>125</text:p>
              </table:table-cell>
              <table:table-cell office:value-type="float" office:value="-6908">
                <text:p>-69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7">
                <text:p>127</text:p>
              </table:table-cell>
              <table:table-cell office:value-type="float" office:value="-6888">
                <text:p>-68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9">
                <text:p>129</text:p>
              </table:table-cell>
              <table:table-cell office:value-type="float" office:value="-6868">
                <text:p>-68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3">
                <text:p>133</text:p>
              </table:table-cell>
              <table:table-cell office:value-type="float" office:value="-6832">
                <text:p>-68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5">
                <text:p>135</text:p>
              </table:table-cell>
              <table:table-cell office:value-type="float" office:value="-6816">
                <text:p>-68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9">
                <text:p>139</text:p>
              </table:table-cell>
              <table:table-cell office:value-type="float" office:value="-6776">
                <text:p>-67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1">
                <text:p>141</text:p>
              </table:table-cell>
              <table:table-cell office:value-type="float" office:value="-6760">
                <text:p>-67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5">
                <text:p>145</text:p>
              </table:table-cell>
              <table:table-cell office:value-type="float" office:value="-6724">
                <text:p>-67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9">
                <text:p>149</text:p>
              </table:table-cell>
              <table:table-cell office:value-type="float" office:value="-6688">
                <text:p>-66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1">
                <text:p>151</text:p>
              </table:table-cell>
              <table:table-cell office:value-type="float" office:value="-6668">
                <text:p>-66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5">
                <text:p>155</text:p>
              </table:table-cell>
              <table:table-cell office:value-type="float" office:value="-6632">
                <text:p>-66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">
                <text:p>157</text:p>
              </table:table-cell>
              <table:table-cell office:value-type="float" office:value="-6616">
                <text:p>-66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1">
                <text:p>161</text:p>
              </table:table-cell>
              <table:table-cell office:value-type="float" office:value="-6580">
                <text:p>-65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5">
                <text:p>165</text:p>
              </table:table-cell>
              <table:table-cell office:value-type="float" office:value="-6544">
                <text:p>-65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7">
                <text:p>167</text:p>
              </table:table-cell>
              <table:table-cell office:value-type="float" office:value="-6524">
                <text:p>-65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1">
                <text:p>171</text:p>
              </table:table-cell>
              <table:table-cell office:value-type="float" office:value="-6492">
                <text:p>-64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">
                <text:p>175</text:p>
              </table:table-cell>
              <table:table-cell office:value-type="float" office:value="-6456">
                <text:p>-64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9">
                <text:p>179</text:p>
              </table:table-cell>
              <table:table-cell office:value-type="float" office:value="-6420">
                <text:p>-64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3">
                <text:p>183</text:p>
              </table:table-cell>
              <table:table-cell office:value-type="float" office:value="-6384">
                <text:p>-63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5">
                <text:p>185</text:p>
              </table:table-cell>
              <table:table-cell office:value-type="float" office:value="-6368">
                <text:p>-63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9">
                <text:p>189</text:p>
              </table:table-cell>
              <table:table-cell office:value-type="float" office:value="-6336">
                <text:p>-63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3">
                <text:p>193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7">
                <text:p>197</text:p>
              </table:table-cell>
              <table:table-cell office:value-type="float" office:value="-6264">
                <text:p>-62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1">
                <text:p>201</text:p>
              </table:table-cell>
              <table:table-cell office:value-type="float" office:value="-6232">
                <text:p>-62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5">
                <text:p>205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9">
                <text:p>209</text:p>
              </table:table-cell>
              <table:table-cell office:value-type="float" office:value="-6164">
                <text:p>-61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3">
                <text:p>213</text:p>
              </table:table-cell>
              <table:table-cell office:value-type="float" office:value="-6132">
                <text:p>-61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17">
                <text:p>217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1">
                <text:p>221</text:p>
              </table:table-cell>
              <table:table-cell office:value-type="float" office:value="-6064">
                <text:p>-60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5">
                <text:p>225</text:p>
              </table:table-cell>
              <table:table-cell office:value-type="float" office:value="-6032">
                <text:p>-60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9">
                <text:p>229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3">
                <text:p>233</text:p>
              </table:table-cell>
              <table:table-cell office:value-type="float" office:value="-5968">
                <text:p>-59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7">
                <text:p>237</text:p>
              </table:table-cell>
              <table:table-cell office:value-type="float" office:value="-5936">
                <text:p>-59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41">
                <text:p>241</text:p>
              </table:table-cell>
              <table:table-cell office:value-type="float" office:value="-5904">
                <text:p>-59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45">
                <text:p>245</text:p>
              </table:table-cell>
              <table:table-cell office:value-type="float" office:value="-5872">
                <text:p>-58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1">
                <text:p>251</text:p>
              </table:table-cell>
              <table:table-cell office:value-type="float" office:value="-5824">
                <text:p>-58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5">
                <text:p>255</text:p>
              </table:table-cell>
              <table:table-cell office:value-type="float" office:value="-5792">
                <text:p>-57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9">
                <text:p>259</text:p>
              </table:table-cell>
              <table:table-cell office:value-type="float" office:value="-5760">
                <text:p>-576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3">
                <text:p>263</text:p>
              </table:table-cell>
              <table:table-cell office:value-type="float" office:value="-5732">
                <text:p>-57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9">
                <text:p>269</text:p>
              </table:table-cell>
              <table:table-cell office:value-type="float" office:value="-5684">
                <text:p>-56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3">
                <text:p>273</text:p>
              </table:table-cell>
              <table:table-cell office:value-type="float" office:value="-5652">
                <text:p>-56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7">
                <text:p>277</text:p>
              </table:table-cell>
              <table:table-cell office:value-type="float" office:value="-5624">
                <text:p>-56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3">
                <text:p>283</text:p>
              </table:table-cell>
              <table:table-cell office:value-type="float" office:value="-5576">
                <text:p>-55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7">
                <text:p>287</text:p>
              </table:table-cell>
              <table:table-cell office:value-type="float" office:value="-5548">
                <text:p>-55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3">
                <text:p>293</text:p>
              </table:table-cell>
              <table:table-cell office:value-type="float" office:value="-5504">
                <text:p>-55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7">
                <text:p>297</text:p>
              </table:table-cell>
              <table:table-cell office:value-type="float" office:value="-5472">
                <text:p>-54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3">
                <text:p>303</text:p>
              </table:table-cell>
              <table:table-cell office:value-type="float" office:value="-5428">
                <text:p>-54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7">
                <text:p>307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3">
                <text:p>313</text:p>
              </table:table-cell>
              <table:table-cell office:value-type="float" office:value="-5356">
                <text:p>-53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19">
                <text:p>319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23">
                <text:p>323</text:p>
              </table:table-cell>
              <table:table-cell office:value-type="float" office:value="-5284">
                <text:p>-52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29">
                <text:p>329</text:p>
              </table:table-cell>
              <table:table-cell office:value-type="float" office:value="-5240">
                <text:p>-524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5">
                <text:p>335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9">
                <text:p>339</text:p>
              </table:table-cell>
              <table:table-cell office:value-type="float" office:value="-5168">
                <text:p>-51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45">
                <text:p>345</text:p>
              </table:table-cell>
              <table:table-cell office:value-type="float" office:value="-5128">
                <text:p>-51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1">
                <text:p>351</text:p>
              </table:table-cell>
              <table:table-cell office:value-type="float" office:value="-5088">
                <text:p>-50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7">
                <text:p>357</text:p>
              </table:table-cell>
              <table:table-cell office:value-type="float" office:value="-5044">
                <text:p>-50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3">
                <text:p>363</text:p>
              </table:table-cell>
              <table:table-cell office:value-type="float" office:value="-5004">
                <text:p>-5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9">
                <text:p>369</text:p>
              </table:table-cell>
              <table:table-cell office:value-type="float" office:value="-4964">
                <text:p>-49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75">
                <text:p>375</text:p>
              </table:table-cell>
              <table:table-cell office:value-type="float" office:value="-4924">
                <text:p>-49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81">
                <text:p>381</text:p>
              </table:table-cell>
              <table:table-cell office:value-type="float" office:value="-4884">
                <text:p>-488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87">
                <text:p>387</text:p>
              </table:table-cell>
              <table:table-cell office:value-type="float" office:value="-4844">
                <text:p>-48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3">
                <text:p>393</text:p>
              </table:table-cell>
              <table:table-cell office:value-type="float" office:value="-4804">
                <text:p>-48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9">
                <text:p>399</text:p>
              </table:table-cell>
              <table:table-cell office:value-type="float" office:value="-4768">
                <text:p>-47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5">
                <text:p>405</text:p>
              </table:table-cell>
              <table:table-cell office:value-type="float" office:value="-4728">
                <text:p>-47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1">
                <text:p>411</text:p>
              </table:table-cell>
              <table:table-cell office:value-type="float" office:value="-4688">
                <text:p>-46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19">
                <text:p>419</text:p>
              </table:table-cell>
              <table:table-cell office:value-type="float" office:value="-4640">
                <text:p>-46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5">
                <text:p>425</text:p>
              </table:table-cell>
              <table:table-cell office:value-type="float" office:value="-4600">
                <text:p>-46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31">
                <text:p>431</text:p>
              </table:table-cell>
              <table:table-cell office:value-type="float" office:value="-4564">
                <text:p>-45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39">
                <text:p>439</text:p>
              </table:table-cell>
              <table:table-cell office:value-type="float" office:value="-4516">
                <text:p>-45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5">
                <text:p>445</text:p>
              </table:table-cell>
              <table:table-cell office:value-type="float" office:value="-4480">
                <text:p>-44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53">
                <text:p>453</text:p>
              </table:table-cell>
              <table:table-cell office:value-type="float" office:value="-4432">
                <text:p>-44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9">
                <text:p>459</text:p>
              </table:table-cell>
              <table:table-cell office:value-type="float" office:value="-4396">
                <text:p>-43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7">
                <text:p>467</text:p>
              </table:table-cell>
              <table:table-cell office:value-type="float" office:value="-4348">
                <text:p>-43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73">
                <text:p>473</text:p>
              </table:table-cell>
              <table:table-cell office:value-type="float" office:value="-4312">
                <text:p>-4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81">
                <text:p>481</text:p>
              </table:table-cell>
              <table:table-cell office:value-type="float" office:value="-4264">
                <text:p>-42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89">
                <text:p>489</text:p>
              </table:table-cell>
              <table:table-cell office:value-type="float" office:value="-4220">
                <text:p>-42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7">
                <text:p>497</text:p>
              </table:table-cell>
              <table:table-cell office:value-type="float" office:value="-4176">
                <text:p>-41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03">
                <text:p>503</text:p>
              </table:table-cell>
              <table:table-cell office:value-type="float" office:value="-4140">
                <text:p>-41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1">
                <text:p>511</text:p>
              </table:table-cell>
              <table:table-cell office:value-type="float" office:value="-4096">
                <text:p>-40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9">
                <text:p>519</text:p>
              </table:table-cell>
              <table:table-cell office:value-type="float" office:value="-4052">
                <text:p>-40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27">
                <text:p>527</text:p>
              </table:table-cell>
              <table:table-cell office:value-type="float" office:value="-4008">
                <text:p>-40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35">
                <text:p>535</text:p>
              </table:table-cell>
              <table:table-cell office:value-type="float" office:value="-3966">
                <text:p>-396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43">
                <text:p>543</text:p>
              </table:table-cell>
              <table:table-cell office:value-type="float" office:value="-3922">
                <text:p>-39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53">
                <text:p>553</text:p>
              </table:table-cell>
              <table:table-cell office:value-type="float" office:value="-3870">
                <text:p>-387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1">
                <text:p>561</text:p>
              </table:table-cell>
              <table:table-cell office:value-type="float" office:value="-3828">
                <text:p>-38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69">
                <text:p>569</text:p>
              </table:table-cell>
              <table:table-cell office:value-type="float" office:value="-3786">
                <text:p>-37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79">
                <text:p>579</text:p>
              </table:table-cell>
              <table:table-cell office:value-type="float" office:value="-3736">
                <text:p>-37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87">
                <text:p>587</text:p>
              </table:table-cell>
              <table:table-cell office:value-type="float" office:value="-3696">
                <text:p>-36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95">
                <text:p>595</text:p>
              </table:table-cell>
              <table:table-cell office:value-type="float" office:value="-3656">
                <text:p>-36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05">
                <text:p>605</text:p>
              </table:table-cell>
              <table:table-cell office:value-type="float" office:value="-3606">
                <text:p>-36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15">
                <text:p>615</text:p>
              </table:table-cell>
              <table:table-cell office:value-type="float" office:value="-3558">
                <text:p>-35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3">
                <text:p>623</text:p>
              </table:table-cell>
              <table:table-cell office:value-type="float" office:value="-3520">
                <text:p>-35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3">
                <text:p>633</text:p>
              </table:table-cell>
              <table:table-cell office:value-type="float" office:value="-3472">
                <text:p>-34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3">
                <text:p>643</text:p>
              </table:table-cell>
              <table:table-cell office:value-type="float" office:value="-3426">
                <text:p>-34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53">
                <text:p>653</text:p>
              </table:table-cell>
              <table:table-cell office:value-type="float" office:value="-3380">
                <text:p>-33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63">
                <text:p>663</text:p>
              </table:table-cell>
              <table:table-cell office:value-type="float" office:value="-3334">
                <text:p>-33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73">
                <text:p>673</text:p>
              </table:table-cell>
              <table:table-cell office:value-type="float" office:value="-3290">
                <text:p>-32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83">
                <text:p>683</text:p>
              </table:table-cell>
              <table:table-cell office:value-type="float" office:value="-3246">
                <text:p>-32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95">
                <text:p>695</text:p>
              </table:table-cell>
              <table:table-cell office:value-type="float" office:value="-3192">
                <text:p>-31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5">
                <text:p>705</text:p>
              </table:table-cell>
              <table:table-cell office:value-type="float" office:value="-3150">
                <text:p>-31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17">
                <text:p>717</text:p>
              </table:table-cell>
              <table:table-cell office:value-type="float" office:value="-3100">
                <text:p>-3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27">
                <text:p>727</text:p>
              </table:table-cell>
              <table:table-cell office:value-type="float" office:value="-3058">
                <text:p>-30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39">
                <text:p>739</text:p>
              </table:table-cell>
              <table:table-cell office:value-type="float" office:value="-3008">
                <text:p>-30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51">
                <text:p>751</text:p>
              </table:table-cell>
              <table:table-cell office:value-type="float" office:value="-2960">
                <text:p>-296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61">
                <text:p>761</text:p>
              </table:table-cell>
              <table:table-cell office:value-type="float" office:value="-2920">
                <text:p>-29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73">
                <text:p>773</text:p>
              </table:table-cell>
              <table:table-cell office:value-type="float" office:value="-2872">
                <text:p>-28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85">
                <text:p>785</text:p>
              </table:table-cell>
              <table:table-cell office:value-type="float" office:value="-2826">
                <text:p>-28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99">
                <text:p>799</text:p>
              </table:table-cell>
              <table:table-cell office:value-type="float" office:value="-2774">
                <text:p>-277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11">
                <text:p>811</text:p>
              </table:table-cell>
              <table:table-cell office:value-type="float" office:value="-2728">
                <text:p>-27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23">
                <text:p>823</text:p>
              </table:table-cell>
              <table:table-cell office:value-type="float" office:value="-2684">
                <text:p>-26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37">
                <text:p>837</text:p>
              </table:table-cell>
              <table:table-cell office:value-type="float" office:value="-2634">
                <text:p>-26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51">
                <text:p>851</text:p>
              </table:table-cell>
              <table:table-cell office:value-type="float" office:value="-2584">
                <text:p>-25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65">
                <text:p>865</text:p>
              </table:table-cell>
              <table:table-cell office:value-type="float" office:value="-2536">
                <text:p>-25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79">
                <text:p>879</text:p>
              </table:table-cell>
              <table:table-cell office:value-type="float" office:value="-2488">
                <text:p>-24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3">
                <text:p>893</text:p>
              </table:table-cell>
              <table:table-cell office:value-type="float" office:value="-2442">
                <text:p>-24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07">
                <text:p>907</text:p>
              </table:table-cell>
              <table:table-cell office:value-type="float" office:value="-2396">
                <text:p>-23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23">
                <text:p>923</text:p>
              </table:table-cell>
              <table:table-cell office:value-type="float" office:value="-2344">
                <text:p>-23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37">
                <text:p>937</text:p>
              </table:table-cell>
              <table:table-cell office:value-type="float" office:value="-2300">
                <text:p>-23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3">
                <text:p>953</text:p>
              </table:table-cell>
              <table:table-cell office:value-type="float" office:value="-2252">
                <text:p>-22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69">
                <text:p>969</text:p>
              </table:table-cell>
              <table:table-cell office:value-type="float" office:value="-2204">
                <text:p>-22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5">
                <text:p>985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3">
                <text:p>1003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19">
                <text:p>1019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37">
                <text:p>1037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55">
                <text:p>105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73">
                <text:p>107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93">
                <text:p>1093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13">
                <text:p>111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33">
                <text:p>113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53">
                <text:p>11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75">
                <text:p>11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97">
                <text:p>1197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19">
                <text:p>121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43">
                <text:p>124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67">
                <text:p>126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93">
                <text:p>1293</text:p>
              </table:table-cell>
              <table:table-cell office:value-type="float" office:value="-1421">
                <text:p>-14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19">
                <text:p>1319</text:p>
              </table:table-cell>
              <table:table-cell office:value-type="float" office:value="-1372">
                <text:p>-13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345">
                <text:p>1345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375">
                <text:p>137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03">
                <text:p>1403</text:p>
              </table:table-cell>
              <table:table-cell office:value-type="float" office:value="-1224">
                <text:p>-12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35">
                <text:p>143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65">
                <text:p>1465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99">
                <text:p>1499</text:p>
              </table:table-cell>
              <table:table-cell office:value-type="float" office:value="-1075">
                <text:p>-10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35">
                <text:p>1535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1">
                <text:p>1571</text:p>
              </table:table-cell>
              <table:table-cell office:value-type="float" office:value="-975">
                <text:p>-9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09">
                <text:p>1609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1">
                <text:p>1651</text:p>
              </table:table-cell>
              <table:table-cell office:value-type="float" office:value="-875">
                <text:p>-8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93">
                <text:p>1693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39">
                <text:p>1739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89">
                <text:p>1789</text:p>
              </table:table-cell>
              <table:table-cell office:value-type="float" office:value="-726">
                <text:p>-72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841">
                <text:p>1841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99">
                <text:p>1899</text:p>
              </table:table-cell>
              <table:table-cell office:value-type="float" office:value="-625">
                <text:p>-6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59">
                <text:p>1959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7">
                <text:p>2027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1">
                <text:p>210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83">
                <text:p>2183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75">
                <text:p>2275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381">
                <text:p>238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05">
                <text:p>250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653">
                <text:p>265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839">
                <text:p>283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087">
                <text:p>308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63">
                <text:p>34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275">
                <text:p>4275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